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width="true" fo:min-height="1.35cm" fo:min-width="13.083cm"/>
    </style:style>
    <style:style style:name="gr2" style:family="graphic" style:parent-style-name="standard">
      <style:graphic-properties draw:stroke="none" svg:stroke-color="#000000" draw:fill="none" draw:textarea-vertical-align="middle" fo:min-height="4.74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25cm" svg:stroke-color="#000000" draw:marker-start-width="0.498cm" draw:marker-end-width="0.498cm" svg:stroke-opacity="100%" draw:stroke-linejoin="miter" draw:fill="none" fo:padding-top="0.249cm" fo:padding-bottom="0.249cm" fo:padding-left="0.374cm" fo:padding-right="0.374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04cm" fo:min-width="0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3cm"/>
    </style:style>
    <style:style style:name="gr8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cm"/>
    </style:style>
    <style:style style:name="gr9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.8cm"/>
    </style:style>
    <style:style style:name="gr10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6cm"/>
    </style:style>
    <style:style style:name="gr11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6cm"/>
    </style:style>
    <style:style style:name="gr12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5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3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21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22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9cm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2cm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7cm"/>
    </style:style>
    <style:style style:name="gr26" style:family="graphic" style:parent-style-name="objectwithoutfill">
      <style:graphic-properties svg:stroke-width="0cm" svg:stroke-color="#ff9900" draw:marker-start-width="0.215cm" draw:marker-end="Arrow_20_concave" draw:marker-end-width="0.315cm" draw:fill="none" draw:textarea-vertical-align="middle" fo:padding-top="0.125cm" fo:padding-bottom="0.125cm" fo:padding-left="0.25cm" fo:padding-right="0.25cm"/>
    </style:style>
    <style:style style:name="gr27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28" style:family="graphic" style:parent-style-name="objectwithoutfill">
      <style:graphic-properties svg:stroke-width="0.05cm" draw:marker-start-width="0.355cm" draw:marker-end="Arrow_20_concave" draw:marker-end-width="0.455cm" draw:fill="none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27.85cm" fo:min-width="56.904cm"/>
    </style:style>
    <style:style style:name="gr3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31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3.381cm"/>
    </style:style>
    <style:style style:name="gr3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1.623cm"/>
    </style:style>
    <style:style style:name="gr3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5.504cm"/>
    </style:style>
    <style:style style:name="gr34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20.05cm" fo:min-width="56.904cm"/>
    </style:style>
    <style:style style:name="gr35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24.85cm" fo:min-width="56.904cm"/>
    </style:style>
    <style:style style:name="gr36" style:family="graphic" style:parent-style-name="standard">
      <style:graphic-properties svg:stroke-color="#000000" draw:fill="none" draw:textarea-horizontal-align="justify" draw:textarea-vertical-align="middle" draw:auto-grow-height="false" fo:min-height="2.15cm" fo:min-width="2.8cm"/>
    </style:style>
    <style:style style:name="gr37" style:family="graphic" style:parent-style-name="objectwithoutfill">
      <style:graphic-properties svg:stroke-width="0cm" draw:marker-start-width="0.215cm" draw:marker-end="Arrow_20_concave" draw:marker-end-width="0.315cm" draw:fill="none" draw:textarea-vertical-align="middle" fo:padding-top="0.125cm" fo:padding-bottom="0.125cm" fo:padding-left="0.25cm" fo:padding-right="0.25cm"/>
    </style:style>
    <style:style style:name="gr38" style:family="graphic" style:parent-style-name="standard">
      <style:graphic-properties draw:stroke="none" draw:fill="none" draw:textarea-vertical-align="middle" fo:min-height="4.74cm" fo:padding-top="0cm" fo:padding-bottom="0cm" fo:padding-left="0cm" fo:padding-right="0cm"/>
    </style:style>
    <style:style style:name="gr39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3cm"/>
    </style:style>
    <style:style style:name="gr4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gr41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9cm"/>
    </style:style>
    <style:style style:name="gr42" style:family="graphic" style:parent-style-name="standard">
      <style:graphic-properties svg:stroke-color="#000000" draw:fill="none" draw:textarea-horizontal-align="justify" draw:textarea-vertical-align="middle" draw:auto-grow-height="false" fo:min-height="1.548cm" fo:min-width="2.8cm"/>
    </style:style>
    <style:style style:name="gr43" style:family="graphic" style:parent-style-name="standard">
      <style:graphic-properties svg:stroke-color="#000000" draw:fill="none" draw:textarea-horizontal-align="justify" draw:textarea-vertical-align="middle" draw:auto-grow-height="false" fo:min-height="1.848cm" fo:min-width="2.8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32pt" style:font-size-asian="32pt" style:font-size-complex="32pt"/>
    </style:style>
    <style:style style:name="P4" style:family="paragraph">
      <loext:graphic-properties draw:fill="none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40pt" style:font-size-asian="40pt" style:font-size-complex="40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11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24pt" style:font-size-asian="24pt" style:font-size-complex="24pt"/>
    </style:style>
    <style:style style:name="P12" style:family="paragraph">
      <loext:graphic-properties draw:fill="none"/>
      <style:paragraph-properties fo:text-align="center"/>
      <style:text-properties fo:font-size="5pt" style:font-size-asian="5pt" style:font-size-complex="5pt"/>
    </style:style>
    <style:style style:name="P13" style:family="paragraph">
      <loext:graphic-properties draw:fill="none"/>
      <style:paragraph-properties fo:text-align="center"/>
      <style:text-properties fo:font-size="4pt" style:font-size-asian="4pt" style:font-size-complex="4pt"/>
    </style:style>
    <style:style style:name="P1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5" style:family="paragraph">
      <style:paragraph-properties fo:text-align="start"/>
    </style:style>
    <style:style style:name="P16" style:family="paragraph">
      <loext:graphic-properties draw:fill="none"/>
      <style:paragraph-properties fo:text-align="start"/>
      <style:text-properties fo:font-size="36pt" style:font-size-asian="36pt" style:font-size-complex="36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5pt" style:font-size-asian="5pt" style:font-size-complex="5pt"/>
    </style:style>
    <style:style style:name="T6" style:family="text">
      <style:text-properties fo:font-size="4pt" style:font-size-asian="4pt" style:font-size-complex="4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583cm" svg:height="1.6cm" svg:x="23.617cm" svg:y="1.9cm">
          <draw:text-box>
            <text:p><text:span text:style-name="T1"><text:file-name text:display="name">005-009-QMXAtomSurf</text:file-name></text:span></text:p>
          </draw:text-box>
        </draw:frame>
        <draw:g xml:id="id2" draw:id="id2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24.213cm" svg:y="62.574cm">
            <draw:text-box>
              <text:p text:style-name="P2"><text:span text:style-name="T1">QMSensor</text:span></text:p>
            </draw:text-box>
          </draw:frame>
          <draw:polygon draw:style-name="gr3" draw:text-style-name="P4" draw:layer="layout" svg:width="9.721cm" svg:height="7.479cm" svg:x="21.885cm" svg:y="59.872cm" svg:viewBox="0 0 9722 7480" draw:points="0,7480 9722,7480 4858,0">
            <text:p/>
          </draw:polygon>
          <draw:custom-shape draw:style-name="gr4" draw:text-style-name="P5" draw:layer="layout" svg:width="0.486cm" svg:height="0.5cm" svg:x="21.496cm" svg:y="67.172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1.51cm" svg:y="67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6.503cm" svg:y="59.3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7" draw:layer="layout" draw:type="line" svg:x1="18.3cm" svg:y1="68.351cm" svg:x2="21.697cm" svg:y2="67.471cm" draw:start-shape="id1" draw:start-glue-point="1" draw:end-shape="id2" draw:end-glue-point="6" svg:d="M18300 68351l3397-880" svg:viewBox="0 0 3398 881">
          <text:p/>
        </draw:connector>
        <draw:g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8" draw:layer="layout" svg:width="5.549cm" svg:height="4.74cm" svg:x="7.015cm" svg:y="64.875cm">
            <draw:text-box>
              <text:p text:style-name="P2"><text:span text:style-name="T2">Env</text:span></text:p>
            </draw:text-box>
          </draw:frame>
          <draw:polygon draw:style-name="gr3" draw:text-style-name="P4" draw:layer="layout" svg:width="9.721cm" svg:height="7.479cm" svg:x="4.687cm" svg:y="62.173cm" svg:viewBox="0 0 9722 7480" draw:points="0,7480 9722,7480 4858,0">
            <text:p/>
          </draw:polygon>
          <draw:custom-shape draw:style-name="gr4" draw:text-style-name="P5" draw:layer="layout" svg:width="0.486cm" svg:height="0.5cm" svg:x="4.298cm" svg:y="69.473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4.312cm" svg:y="69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9.305cm" svg:y="61.6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4" draw:id="id4" draw:layer="layout" svg:width="0.5cm" svg:height="0.5cm" svg:x="21.196cm" svg:y="70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21.246cm" svg:y1="71.97cm" svg:x2="21.446cm" svg:y2="70.572cm" draw:start-shape="id3" draw:start-glue-point="0" draw:end-shape="id4" draw:end-glue-point="8" svg:d="M21246 71970l200-1398" svg:viewBox="0 0 201 1399">
          <text:p/>
        </draw:connector>
        <draw:g xml:id="id6" draw:id="id6">
          <draw:g>
            <draw:custom-shape draw:style-name="gr7" draw:text-style-name="P10" draw:layer="ConfigLayout" svg:width="0.8cm" svg:height="0.3cm" svg:x="24.096cm" svg:y="70.374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24.896cm" svg:y="70.372cm">
              <text:p text:style-name="P9"><text:span text:style-name="T3">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24.096cm" svg:y="70.67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24.896cm" svg:y="70.672cm">
              <text:p text:style-name="P9"><text:span text:style-name="T3">BinaryPul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24.096cm" svg:y="70.974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26.296cm" svg:y="71.27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ConfigLayout" svg:width="1.1cm" svg:height="0.3cm" svg:x="24.096cm" svg:y="71.274cm">
                <text:p text:style-name="P9"><text:span text:style-name="T3">Pulse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ConfigLayout" svg:width="1.1cm" svg:height="0.3cm" svg:x="25.196cm" svg:y="71.274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10" draw:layer="ConfigLayout" draw:type="line" svg:x1="23.27cm" svg:y1="69.446cm" svg:x2="21.697cm" svg:y2="67.471cm" draw:start-shape="id5" draw:start-glue-point="5" draw:end-shape="id2" draw:end-glue-point="6" svg:d="M23270 69446l-1573-1975" svg:viewBox="0 0 1574 1976">
          <text:p text:style-name="P9"><text:span text:style-name="T3">QMReset</text:span></text:p>
        </draw:connector>
        <draw:connector draw:style-name="gr13" draw:text-style-name="P7" draw:layer="ConfigLayout" draw:type="line" svg:x1="24.096cm" svg:y1="70.973cm" svg:x2="23.447cm" svg:y2="69.873cm" draw:start-shape="id6" draw:start-glue-point="3" draw:end-shape="id5" draw:end-glue-point="8" svg:d="M24096 70973l-649-1100" svg:viewBox="0 0 650 1101">
          <text:p/>
        </draw:connector>
        <draw:custom-shape draw:style-name="gr5" draw:text-style-name="P6" xml:id="id8" draw:id="id8" draw:layer="layout" svg:width="0.5cm" svg:height="0.5cm" svg:x="45.996cm" svg:y="68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0" draw:id="id10" draw:layer="layout" svg:width="0.5cm" svg:height="0.5cm" svg:x="45.896cm" svg:y="70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9" draw:id="id9" draw:layer="layout" svg:width="0.5cm" svg:height="0.5cm" svg:x="47.196cm" svg:y="67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0" draw:layer="layout" draw:type="line" svg:x1="45.194cm" svg:y1="67.47cm" svg:x2="46.246cm" svg:y2="68.972cm" draw:start-shape="id7" draw:start-glue-point="4" draw:end-shape="id8" draw:end-glue-point="4" svg:d="M45194 67470l1052 1502" svg:viewBox="0 0 1053 1503">
          <text:p text:style-name="P9"><text:span text:style-name="T3">Transfer</text:span></text:p>
        </draw:connector>
        <draw:connector draw:style-name="gr6" draw:text-style-name="P7" draw:layer="layout" draw:type="line" svg:x1="45.194cm" svg:y1="67.47cm" svg:x2="47.196cm" svg:y2="68.022cm" draw:start-shape="id7" draw:start-glue-point="4" draw:end-shape="id9" draw:end-glue-point="6" svg:d="M45194 67470l2002 552" svg:viewBox="0 0 2003 553">
          <text:p/>
        </draw:connector>
        <draw:connector draw:style-name="gr6" draw:text-style-name="P7" draw:layer="layout" draw:type="line" svg:x1="46.246cm" svg:y1="69.472cm" svg:x2="46.146cm" svg:y2="70.872cm" draw:start-shape="id8" draw:start-glue-point="8" draw:end-shape="id10" draw:end-glue-point="4" svg:d="M46246 69472l-100 1400" svg:viewBox="0 0 101 1401">
          <text:p/>
        </draw:connector>
        <draw:g xml:id="id12" draw:id="id12">
          <draw:g>
            <draw:custom-shape draw:style-name="gr7" draw:text-style-name="P10" draw:layer="ConfigLayout" svg:width="0.8cm" svg:height="0.3cm" svg:x="47.296cm" svg:y="69.972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48.096cm" svg:y="69.97cm">
              <text:p text:style-name="P9"><text:span text:style-name="T3">LaserOutputIntegrate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47.296cm" svg:y="70.272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48.096cm" svg:y="70.27cm">
              <text:p text:style-name="P9"><text:span text:style-name="T3">ProportionalIntegratio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47.296cm" svg:y="70.572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49.496cm" svg:y="70.87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0" draw:layer="ConfigLayout" svg:width="1.1cm" svg:height="0.3cm" svg:x="47.296cm" svg:y="70.872cm">
                <text:p text:style-name="P9"><text:span text:style-name="T3">Ga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0" draw:layer="ConfigLayout" svg:width="1.1cm" svg:height="0.3cm" svg:x="48.396cm" svg:y="70.872cm">
                <text:p text:style-name="P9"><text:span text:style-name="T3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3" draw:text-style-name="P7" draw:layer="ConfigLayout" draw:type="line" svg:x1="47.596cm" svg:y1="66.673cm" svg:x2="45.194cm" svg:y2="67.47cm" draw:start-shape="id11" draw:start-glue-point="3" draw:end-shape="id7" draw:end-glue-point="4" svg:d="M47596 66673l-2402 797" svg:viewBox="0 0 2403 798">
          <text:p/>
        </draw:connector>
        <draw:connector draw:style-name="gr13" draw:text-style-name="P7" draw:layer="ConfigLayout" draw:type="line" svg:x1="48.946cm" svg:y1="69.97cm" svg:x2="46.496cm" svg:y2="69.222cm" draw:start-shape="id12" draw:start-glue-point="0" draw:end-shape="id8" svg:d="M48946 69970l-2450-748" svg:viewBox="0 0 2451 749">
          <text:p/>
        </draw:connector>
        <draw:connector draw:style-name="gr15" draw:text-style-name="P10" draw:layer="ConfigLayout" draw:type="curve" svg:x1="23.447cm" svg:y1="69.373cm" svg:x2="45.194cm" svg:y2="67.47cm" draw:start-shape="id5" draw:start-glue-point="4" draw:end-shape="id7" draw:end-glue-point="4" svg:d="M23447 69373c0-1275 21747-324 21747-1903" svg:viewBox="0 0 21748 1904">
          <text:p text:style-name="P9"><text:span text:style-name="T3">Reset</text:span></text:p>
        </draw:connector>
        <draw:connector draw:style-name="gr15" draw:text-style-name="P10" draw:layer="ConfigLayout" draw:type="curve" svg:x1="23.447cm" svg:y1="69.373cm" svg:x2="46.069cm" svg:y2="69.045cm" draw:start-shape="id5" draw:start-glue-point="4" draw:end-shape="id8" draw:end-glue-point="5" svg:d="M23447 69373c0-1353 22622-1189 22622-328" svg:viewBox="0 0 22623 996">
          <text:p text:style-name="P9"><text:span text:style-name="T3">Reset</text:span></text:p>
        </draw:connector>
        <draw:g xml:id="id7" draw:id="id7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11" draw:layer="layout" svg:width="5.549cm" svg:height="4.74cm" svg:x="37.613cm" svg:y="62.574cm">
            <draw:text-box>
              <text:p text:style-name="P2"><text:span text:style-name="T4">QMActuator</text:span></text:p>
            </draw:text-box>
          </draw:frame>
          <draw:polygon draw:style-name="gr3" draw:text-style-name="P4" draw:layer="layout" svg:width="9.721cm" svg:height="7.479cm" svg:x="35.285cm" svg:y="59.872cm" svg:viewBox="0 0 9722 7480" draw:points="0,7480 9722,7480 4858,0">
            <text:p/>
          </draw:polygon>
          <draw:custom-shape draw:style-name="gr4" draw:text-style-name="P5" draw:layer="layout" svg:width="0.486cm" svg:height="0.5cm" svg:x="34.896cm" svg:y="67.172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4.91cm" svg:y="67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9.903cm" svg:y="59.3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1" draw:id="id11">
          <draw:g>
            <draw:custom-shape draw:style-name="gr7" draw:text-style-name="P10" draw:layer="ConfigLayout" svg:width="0.8cm" svg:height="0.3cm" svg:x="47.596cm" svg:y="66.074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48.396cm" svg:y="66.072cm">
              <text:p text:style-name="P9"><text:span text:style-name="T3">LaserOutputIntegrate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47.596cm" svg:y="66.37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48.396cm" svg:y="66.372cm">
              <text:p text:style-name="P9"><text:span text:style-name="T3">Proportional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47.596cm" svg:y="66.674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49.796cm" svg:y="66.97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ConfigLayout" svg:width="1.1cm" svg:height="0.3cm" svg:x="47.596cm" svg:y="66.974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ConfigLayout" svg:width="1.1cm" svg:height="0.3cm" svg:x="48.696cm" svg:y="66.974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3" draw:id="id3">
          <draw:g>
            <draw:custom-shape draw:style-name="gr16" draw:text-style-name="P10" draw:layer="layout" svg:width="0.8cm" svg:height="0.3cm" svg:x="19.596cm" svg:y="71.972cm">
              <text:p text:style-name="P9"><text:span text:style-name="T3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20.396cm" svg:y="71.97cm">
              <text:p text:style-name="P9"><text:span text:style-name="T3">Level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9.596cm" svg:y="72.272cm">
              <text:p text:style-name="P9"><text:span text:style-name="T3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20.396cm" svg:y="72.27cm">
              <text:p text:style-name="P9"><text:span text:style-name="T3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9.596cm" svg:y="72.572cm">
              <text:p text:style-name="P9"><text:span text:style-name="T3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21.796cm" svg:y="72.872cm">
                <text:p text:style-name="P9"><text:span text:style-name="T3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19.596cm" svg:y="72.872cm">
                <text:p text:style-name="P9"><text:span text:style-name="T3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0.696cm" svg:y="72.872cm">
                <text:p text:style-name="P9"><text:span text:style-name="T3">2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g xml:id="id14" draw:id="id14">
          <draw:g>
            <draw:custom-shape draw:style-name="gr16" draw:text-style-name="P10" draw:layer="layout" svg:width="0.8cm" svg:height="0.3cm" svg:x="45.996cm" svg:y="72.47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6.796cm" svg:y="72.47cm">
              <text:p text:style-name="P9"><text:span text:style-name="T3">LaserOutputX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5.996cm" svg:y="72.77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6.796cm" svg:y="72.77cm">
              <text:p text:style-name="P9"><text:span text:style-name="T3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5.996cm" svg:y="73.07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48.196cm" svg:y="73.67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5.996cm" svg:y="73.672cm">
                <text:p text:style-name="P9"><text:span text:style-name="T3">Publis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7.096cm" svg:y="73.67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8.196cm" svg:y="73.37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5.996cm" svg:y="73.372cm">
                <text:p text:style-name="P9"><text:span text:style-name="T3">Varia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47.096cm" svg:y="73.372cm">
                <text:p text:style-name="P9"><text:span text:style-name="T5">LaserOutputX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3" draw:id="id13">
          <draw:g>
            <draw:custom-shape draw:style-name="gr16" draw:text-style-name="P10" draw:layer="layout" svg:width="0.8cm" svg:height="0.3cm" svg:x="49.796cm" svg:y="67.77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0.596cm" svg:y="67.77cm">
              <text:p text:style-name="P9"><text:span text:style-name="T3">LaserOutpu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9.796cm" svg:y="68.07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0.596cm" svg:y="68.07cm">
              <text:p text:style-name="P9"><text:span text:style-name="T3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9.796cm" svg:y="68.37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51.996cm" svg:y="68.97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9.796cm" svg:y="68.972cm">
                <text:p text:style-name="P9"><text:span text:style-name="T3">Publis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0.896cm" svg:y="68.972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51.996cm" svg:y="68.67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9.796cm" svg:y="68.672cm">
                <text:p text:style-name="P9"><text:span text:style-name="T3">Varia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50.896cm" svg:y="68.672cm">
                <text:p text:style-name="P9"><text:span text:style-name="T5">LaserOutpu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6" draw:text-style-name="P7" draw:layer="layout" draw:type="line" svg:x1="49.796cm" svg:y1="68.521cm" svg:x2="47.696cm" svg:y2="68.022cm" draw:start-shape="id13" draw:start-glue-point="3" draw:end-shape="id9" draw:end-glue-point="10" svg:d="M49796 68521l-2100-499" svg:viewBox="0 0 2101 500">
          <text:p/>
        </draw:connector>
        <draw:connector draw:style-name="gr6" draw:text-style-name="P7" draw:layer="layout" draw:type="line" svg:x1="47.646cm" svg:y1="72.47cm" svg:x2="46.323cm" svg:y2="71.299cm" draw:start-shape="id14" draw:start-glue-point="0" draw:end-shape="id10" draw:end-glue-point="9" svg:d="M47646 72470l-1323-1171" svg:viewBox="0 0 1324 1172">
          <text:p/>
        </draw:connector>
        <draw:g xml:id="id15" draw:id="id15">
          <draw:g>
            <draw:custom-shape draw:style-name="gr7" draw:text-style-name="P10" draw:layer="ConfigLayout" svg:width="0.8cm" svg:height="0.3cm" svg:x="35.696cm" svg:y="57.47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36.496cm" svg:y="57.47cm">
              <text:p text:style-name="P9"><text:span text:style-name="T3">DiffY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35.696cm" svg:y="57.77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36.496cm" svg:y="57.77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35.696cm" svg:y="58.07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1" draw:text-style-name="P10" draw:layer="ConfigLayout" svg:width="1.1cm" svg:height="0.3cm" svg:x="37.896cm" svg:y="58.37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ConfigLayout" svg:width="1.1cm" svg:height="0.3cm" svg:x="35.696cm" svg:y="58.37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ConfigLayout" svg:width="1.1cm" svg:height="0.3cm" svg:x="36.796cm" svg:y="58.37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3" draw:text-style-name="P7" draw:layer="ConfigLayout" draw:type="line" svg:x1="38.996cm" svg:y1="58.071cm" svg:x2="40.146cm" svg:y2="59.372cm" draw:start-shape="id15" draw:end-shape="id7" draw:end-glue-point="0" svg:d="M38996 58071l1150 1301" svg:viewBox="0 0 1151 1302">
          <text:p/>
        </draw:connector>
        <draw:connector draw:style-name="gr21" draw:text-style-name="P10" draw:layer="ConfigLayout" draw:type="curve" draw:line-skew="1.464cm -1.079cm" svg:x1="40.194cm" svg:y1="59.672cm" svg:x2="45.194cm" svg:y2="67.47cm" draw:start-shape="id7" draw:start-glue-point="5" draw:end-shape="id7" draw:end-glue-point="4" svg:d="M40194 59672c0 994 2312 828 3422 2529s1016 5269 1578 5269" svg:viewBox="0 0 5001 7799">
          <text:p/>
        </draw:connector>
        <draw:g xml:id="id16" draw:id="id16">
          <draw:g>
            <draw:custom-shape draw:style-name="gr7" draw:text-style-name="P10" draw:layer="ConfigLayout" svg:width="0.8cm" svg:height="0.3cm" svg:x="15.696cm" svg:y="70.374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16.496cm" svg:y="70.372cm">
              <text:p text:style-name="P9"><text:span text:style-name="T3">Auto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5.696cm" svg:y="70.67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16.496cm" svg:y="70.672cm">
              <text:p text:style-name="P9"><text:span text:style-name="T3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5.696cm" svg:y="70.974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17.896cm" svg:y="71.27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ConfigLayout" svg:width="1.1cm" svg:height="0.3cm" svg:x="15.696cm" svg:y="71.274cm">
                <text:p text:style-name="P9"><text:span text:style-name="T3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ConfigLayout" svg:width="1.1cm" svg:height="0.3cm" svg:x="16.796cm" svg:y="71.274cm">
                <text:p text:style-name="P9"><text:span text:style-name="T3">QMReset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3" draw:text-style-name="P7" draw:layer="ConfigLayout" draw:type="line" svg:x1="17.346cm" svg:y1="70.372cm" svg:x2="19.77cm" svg:y2="69.3cm" draw:start-shape="id16" draw:start-glue-point="0" draw:end-shape="id17" draw:end-glue-point="7" svg:d="M17346 70372l2424-1072" svg:viewBox="0 0 2425 1073">
          <text:p/>
        </draw:connector>
        <draw:connector draw:style-name="gr6" draw:text-style-name="P7" draw:layer="ConfigLayout" draw:type="line" svg:x1="21.697cm" svg:y1="67.471cm" svg:x2="20.124cm" svg:y2="68.946cm" draw:start-shape="id2" draw:start-glue-point="6" draw:end-shape="id17" draw:end-glue-point="11" svg:d="M21697 67471l-1573 1475" svg:viewBox="0 0 1574 1476">
          <text:p/>
        </draw:connector>
        <draw:connector draw:style-name="gr12" draw:text-style-name="P10" draw:layer="layout" draw:type="line" svg:x1="21.446cm" svg:y1="70.072cm" svg:x2="21.697cm" svg:y2="67.471cm" draw:start-shape="id4" draw:start-glue-point="4" draw:end-shape="id2" draw:end-glue-point="6" svg:d="M21446 70072l251-2601" svg:viewBox="0 0 252 2602">
          <text:p text:style-name="P9"><text:span text:style-name="T3">QMLevel</text:span></text:p>
        </draw:connector>
        <draw:connector draw:style-name="gr13" draw:text-style-name="P7" xml:id="id64" draw:id="id64" draw:layer="layout" draw:type="line" svg:x1="3.147cm" svg:y1="71.271cm" svg:x2="4.498cm" svg:y2="69.772cm" svg:d="M3147 71271l1351-1499" svg:viewBox="0 0 1352 1500">
          <text:p/>
        </draw:connector>
        <draw:g>
          <draw:g>
            <draw:custom-shape draw:style-name="gr7" draw:text-style-name="P10" draw:layer="layout" svg:width="0.8cm" svg:height="0.3cm" svg:x="1.497cm" svg:y="71.27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2.297cm" svg:y="71.27cm">
              <text:p text:style-name="P9"><text:span text:style-name="T3">Pau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1.497cm" svg:y="71.57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layout" svg:width="1.1cm" svg:height="0.3cm" svg:x="3.697cm" svg:y="72.172cm">
                <text:p/>
                <draw:enhanced-geometry svg:viewBox="0 0 21600 21600" draw:type="rectangle" draw:enhanced-path="M 0 0 L 21600 0 21600 21600 0 21600 0 0 Z N"/>
              </draw:custom-shape>
              <draw:custom-shape draw:style-name="gr22" draw:text-style-name="P10" draw:layer="layout" svg:width="1.4cm" svg:height="0.3cm" svg:x="1.497cm" svg:y="72.172cm">
                <text:p text:style-name="P9"><text:span text:style-name="T3">ConstantRat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0" draw:layer="layout" svg:width="0.8cm" svg:height="0.3cm" svg:x="2.897cm" svg:y="72.172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1" draw:text-style-name="P10" draw:layer="layout" svg:width="1.1cm" svg:height="0.3cm" svg:x="3.697cm" svg:y="71.87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22" draw:text-style-name="P10" draw:layer="layout" svg:width="1.4cm" svg:height="0.3cm" svg:x="1.497cm" svg:y="71.872cm">
                <text:p text:style-name="P9"><text:span text:style-name="T3">Paus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0" draw:layer="layout" svg:width="0.8cm" svg:height="0.3cm" svg:x="2.897cm" svg:y="71.872cm">
                <text:p text:style-name="P9"><text:span text:style-name="T3">1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9" draw:id="id19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11" draw:layer="layout" svg:width="5.549cm" svg:height="4.74cm" svg:x="16.818cm" svg:y="39.034cm">
            <draw:text-box>
              <text:p text:style-name="P2"><text:span text:style-name="T4">QMVariables</text:span></text:p>
            </draw:text-box>
          </draw:frame>
          <draw:polygon draw:style-name="gr3" draw:text-style-name="P4" draw:layer="layout" svg:width="9.721cm" svg:height="7.479cm" svg:x="14.49cm" svg:y="36.332cm" svg:viewBox="0 0 9722 7480" draw:points="0,7480 9722,7480 4858,0">
            <text:p/>
          </draw:polygon>
          <draw:custom-shape draw:style-name="gr4" draw:text-style-name="P5" draw:layer="layout" svg:width="0.486cm" svg:height="0.5cm" svg:x="14.101cm" svg:y="43.632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4.115cm" svg:y="43.6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9.108cm" svg:y="35.8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8" draw:id="id18">
          <draw:g>
            <draw:custom-shape draw:style-name="gr7" draw:text-style-name="P10" draw:layer="ConfigLayout" svg:width="0.8cm" svg:height="0.3cm" svg:x="7.7cm" svg:y="43.033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8.5cm" svg:y="43.031cm">
              <text:p text:style-name="P9"><text:span text:style-name="T3">Fideli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7.7cm" svg:y="43.333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8.5cm" svg:y="43.331cm">
              <text:p text:style-name="P9"><text:span text:style-name="T3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7.7cm" svg:y="43.633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9.9cm" svg:y="43.933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ConfigLayout" svg:width="1.1cm" svg:height="0.3cm" svg:x="7.7cm" svg:y="43.933cm">
                <text:p text:style-name="P9"><text:span text:style-name="T3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ConfigLayout" svg:width="1.1cm" svg:height="0.3cm" svg:x="8.8cm" svg:y="43.933cm">
                <text:p text:style-name="P9"><text:span text:style-name="T3">Fideli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3" draw:text-style-name="P7" draw:layer="ConfigLayout" draw:type="line" svg:x1="11cm" svg:y1="43.632cm" svg:x2="14.302cm" svg:y2="43.931cm" draw:start-shape="id18" draw:start-glue-point="1" draw:end-shape="id19" draw:end-glue-point="6" svg:d="M11000 43632l3302 299" svg:viewBox="0 0 3303 300">
          <text:p/>
        </draw:connector>
        <draw:connector draw:style-name="gr13" draw:text-style-name="P7" draw:layer="ConfigLayout" draw:type="line" svg:x1="21.697cm" svg:y1="67.471cm" svg:x2="14.302cm" svg:y2="43.931cm" draw:start-shape="id2" draw:start-glue-point="6" draw:end-shape="id19" draw:end-glue-point="6" svg:d="M21697 67471l-7395-23540" svg:viewBox="0 0 7396 23541">
          <text:p/>
        </draw:connector>
        <draw:g xml:id="id20" draw:id="id20">
          <draw:g>
            <draw:custom-shape draw:style-name="gr7" draw:text-style-name="P10" draw:layer="ConfigLayout" svg:width="0.8cm" svg:height="0.3cm" svg:x="8.1cm" svg:y="44.731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8.9cm" svg:y="44.729cm">
              <text:p text:style-name="P9"><text:span text:style-name="T3">Energ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8.1cm" svg:y="45.031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8.9cm" svg:y="45.029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8.1cm" svg:y="45.331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10.3cm" svg:y="45.63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0" draw:layer="ConfigLayout" svg:width="1.1cm" svg:height="0.3cm" svg:x="8.1cm" svg:y="45.631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0" draw:layer="ConfigLayout" svg:width="1.1cm" svg:height="0.3cm" svg:x="9.2cm" svg:y="45.631cm">
                <text:p text:style-name="P9"><text:span text:style-name="T3">Energ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1" draw:id="id21" draw:layer="ConfigLayout" svg:width="0.5cm" svg:height="0.5cm" svg:x="13.2cm" svg:y="45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7" draw:layer="ConfigLayout" draw:type="line" svg:x1="11.4cm" svg:y1="45.33cm" svg:x2="13.2cm" svg:y2="45.681cm" draw:start-shape="id20" draw:start-glue-point="1" draw:end-shape="id21" draw:end-glue-point="6" svg:d="M11400 45330l1800 351" svg:viewBox="0 0 1801 352">
          <text:p/>
        </draw:connector>
        <draw:connector draw:style-name="gr13" draw:text-style-name="P7" draw:layer="ConfigLayout" draw:type="line" svg:x1="21.697cm" svg:y1="67.471cm" svg:x2="13.45cm" svg:y2="45.931cm" draw:start-shape="id2" draw:start-glue-point="6" draw:end-shape="id21" draw:end-glue-point="8" svg:d="M21697 67471l-8247-21540" svg:viewBox="0 0 8248 21541">
          <text:p/>
        </draw:connector>
        <draw:connector draw:style-name="gr12" draw:text-style-name="P13" draw:layer="ConfigLayout" draw:type="line" svg:x1="13.627cm" svg:y1="45.504cm" svg:x2="14.302cm" svg:y2="43.931cm" draw:start-shape="id21" draw:start-glue-point="11" draw:end-shape="id19" draw:end-glue-point="6" svg:d="M13627 45504l675-1573" svg:viewBox="0 0 676 1574">
          <text:p text:style-name="P9"><text:span text:style-name="T6">Transfer</text:span></text:p>
        </draw:connector>
        <draw:g xml:id="id24" draw:id="id24">
          <draw:g>
            <draw:custom-shape draw:style-name="gr7" draw:text-style-name="P10" draw:layer="ConfigLayout" svg:width="0.8cm" svg:height="0.3cm" svg:x="6.696cm" svg:y="50.272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7.496cm" svg:y="50.27cm">
              <text:p text:style-name="P9"><text:span text:style-name="T3">Laser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6.696cm" svg:y="50.572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7.496cm" svg:y="50.57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6.696cm" svg:y="50.872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8.896cm" svg:y="51.17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0" draw:layer="ConfigLayout" svg:width="1.1cm" svg:height="0.3cm" svg:x="6.696cm" svg:y="51.172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0" draw:layer="ConfigLayout" svg:width="1.1cm" svg:height="0.3cm" svg:x="7.796cm" svg:y="51.172cm">
                <text:p text:style-name="P9"><text:span text:style-name="T3">Laser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2" draw:id="id22" draw:layer="ConfigLayout" svg:width="0.5cm" svg:height="0.5cm" svg:x="12.501cm" svg:y="47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7" draw:layer="ConfigLayout" draw:type="line" svg:x1="21.697cm" svg:y1="67.471cm" svg:x2="12.751cm" svg:y2="47.732cm" draw:start-shape="id2" draw:start-glue-point="6" draw:end-shape="id22" draw:end-glue-point="8" svg:d="M21697 67471l-8946-19739" svg:viewBox="0 0 8947 19740">
          <text:p/>
        </draw:connector>
        <draw:custom-shape draw:style-name="gr5" draw:text-style-name="P6" xml:id="id23" draw:id="id23" draw:layer="ConfigLayout" svg:width="0.5cm" svg:height="0.5cm" svg:x="11.3cm" svg:y="51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7" draw:layer="ConfigLayout" draw:type="line" svg:x1="21.697cm" svg:y1="67.471cm" svg:x2="11.727cm" svg:y2="51.758cm" draw:start-shape="id2" draw:start-glue-point="6" draw:end-shape="id23" draw:end-glue-point="9" svg:d="M21697 67471l-9970-15713" svg:viewBox="0 0 9971 15714">
          <text:p/>
        </draw:connector>
        <draw:connector draw:style-name="gr12" draw:text-style-name="P7" draw:layer="ConfigLayout" draw:type="line" svg:x1="12.751cm" svg:y1="47.232cm" svg:x2="13.273cm" svg:y2="45.858cm" draw:start-shape="id22" draw:end-shape="id21" draw:end-glue-point="7" svg:d="M12751 47232l522-1374" svg:viewBox="0 0 523 1375">
          <text:p text:style-name="P9"><text:span text:style-name="T6">Transfer</text:span></text:p>
        </draw:connector>
        <draw:connector draw:style-name="gr13" draw:text-style-name="P7" draw:layer="ConfigLayout" draw:type="line" svg:x1="9.996cm" svg:y1="50.871cm" svg:x2="11.3cm" svg:y2="51.581cm" draw:start-shape="id24" draw:start-glue-point="1" draw:end-shape="id23" draw:end-glue-point="6" svg:d="M9996 50871l1304 710" svg:viewBox="0 0 1305 711">
          <text:p/>
        </draw:connector>
        <draw:connector draw:style-name="gr12" draw:text-style-name="P7" draw:layer="ConfigLayout" draw:type="line" svg:x1="11.951cm" svg:y1="49.232cm" svg:x2="12.574cm" svg:y2="47.659cm" draw:start-shape="id25" draw:start-glue-point="4" draw:end-shape="id22" draw:end-glue-point="7" svg:d="M11951 49232l623-1573" svg:viewBox="0 0 624 1574">
          <text:p text:style-name="P9"><text:span text:style-name="T6">Transfer</text:span></text:p>
        </draw:connector>
        <draw:connector draw:style-name="gr12" draw:text-style-name="P7" draw:layer="ConfigLayout" draw:type="line" svg:x1="11.55cm" svg:y1="51.331cm" svg:x2="11.774cm" svg:y2="49.659cm" draw:start-shape="id23" draw:start-glue-point="4" draw:end-shape="id25" draw:end-glue-point="7" svg:d="M11550 51331l224-1672" svg:viewBox="0 0 225 1673">
          <text:p text:style-name="P9"><text:span text:style-name="T6">Transfer</text:span></text:p>
        </draw:connector>
        <draw:connector draw:style-name="gr15" draw:text-style-name="P10" draw:layer="ConfigLayout" draw:type="curve" svg:x1="23.447cm" svg:y1="69.373cm" svg:x2="24.399cm" svg:y2="43.93cm" draw:start-shape="id5" draw:start-glue-point="4" draw:end-shape="id19" draw:end-glue-point="4" svg:d="M23447 69373c0-18930 952-6209 952-25443" svg:viewBox="0 0 953 25444">
          <text:p text:style-name="P9"><text:span text:style-name="T3">Reset</text:span></text:p>
        </draw:connector>
        <draw:connector draw:style-name="gr15" draw:text-style-name="P10" draw:layer="ConfigLayout" draw:type="curve" svg:x1="23.447cm" svg:y1="69.373cm" svg:x2="28.15cm" svg:y2="43.6cm" draw:start-shape="id5" draw:start-glue-point="4" draw:end-shape="id26" draw:end-glue-point="8" svg:d="M23447 69373c0-19329 4703-6443 4703-25773" svg:viewBox="0 0 4704 25774">
          <text:p text:style-name="P9"><text:span text:style-name="T3">Reset</text:span></text:p>
        </draw:connector>
        <draw:connector draw:style-name="gr13" draw:text-style-name="P7" draw:layer="ConfigLayout" draw:type="line" svg:x1="25.85cm" svg:y1="23.804cm" svg:x2="28.001cm" svg:y2="26.101cm" draw:start-shape="id27" draw:start-glue-point="2" draw:end-shape="id28" draw:end-glue-point="4" svg:d="M25850 23804l2151 2297" svg:viewBox="0 0 2152 2298">
          <text:p/>
        </draw:connector>
        <draw:g xml:id="id29" draw:id="id29">
          <draw:g>
            <draw:custom-shape draw:style-name="gr16" draw:text-style-name="P10" draw:layer="ConfigLayout" svg:width="0.8cm" svg:height="0.3cm" svg:x="23.8cm" svg:y="33.4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4.6cm" svg:y="33.398cm">
              <text:p text:style-name="P9"><text:span text:style-name="T3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23.8cm" svg:y="33.7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4.6cm" svg:y="33.698cm">
              <text:p text:style-name="P9"><text:span text:style-name="T3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23.8cm" svg:y="34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26cm" svg:y="34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3.8cm" svg:y="34.6cm">
                <text:p text:style-name="P9"><text:span text:style-name="T3">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4.9cm" svg:y="34.6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26cm" svg:y="34.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3.8cm" svg:y="34.3cm">
                <text:p text:style-name="P9"><text:span text:style-name="T3">X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4.9cm" svg:y="34.3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26cm" svg:y="34.9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3.8cm" svg:y="34.9cm">
                <text:p text:style-name="P9"><text:span text:style-name="T3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4.9cm" svg:y="34.9cm">
                <text:p text:style-name="P9"><text:span text:style-name="T3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26cm" svg:y="35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3.8cm" svg:y="35.2cm">
                <text:p text:style-name="P9"><text:span text:style-name="T3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4.9cm" svg:y="35.2cm">
                <text:p text:style-name="P9"><text:span text:style-name="T3">15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26cm" svg:y="35.5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3.8cm" svg:y="35.5cm">
                <text:p text:style-name="P9"><text:span text:style-name="T3">Fo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4.9cm" svg:y="35.5cm">
                <text:p text:style-name="P9"><text:span text:style-name="T3">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26cm" svg:y="35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3.8cm" svg:y="35.8cm">
                <text:p text:style-name="P9"><text:span text:style-name="T3">Alignme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4.9cm" svg:y="35.8cm">
                <text:p text:style-name="P9"><text:span text:style-name="T3">Vertical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3" draw:text-style-name="P7" draw:layer="ConfigLayout" draw:type="line" svg:x1="23.8cm" svg:y1="34.749cm" svg:x2="19.399cm" svg:y2="36.132cm" draw:start-shape="id29" draw:start-glue-point="3" draw:end-shape="id19" draw:end-glue-point="5" svg:d="M23800 34749l-4401 1383" svg:viewBox="0 0 4402 1384">
          <text:p/>
        </draw:connector>
        <draw:connector draw:style-name="gr15" draw:text-style-name="P10" draw:layer="ConfigLayout" draw:type="curve" draw:line-skew="1.964cm 4.8cm" svg:x1="21.697cm" svg:y1="67.471cm" svg:x2="19.399cm" svg:y2="36.132cm" draw:start-shape="id2" draw:start-glue-point="6" draw:end-shape="id19" draw:end-glue-point="5" svg:d="M21697 67471c-9199 0-7666-13670-5941-20006s3643-5335 3643-11333" svg:viewBox="0 0 7248 31340">
          <text:p text:style-name="P9"><text:span text:style-name="T3"/></text:p>
          <text:p text:style-name="P9"><text:span text:style-name="T3"/></text:p>
          <text:p text:style-name="P9"><text:span text:style-name="T3">Fidelity:4 0</text:span></text:p>
        </draw:connector>
        <draw:connector draw:style-name="gr15" draw:text-style-name="P10" draw:layer="ConfigLayout" draw:type="curve" draw:line-skew="2.164cm 4.9cm" svg:x1="21.697cm" svg:y1="67.471cm" svg:x2="19.399cm" svg:y2="36.132cm" draw:start-shape="id2" draw:start-glue-point="6" draw:end-shape="id19" draw:end-glue-point="5" svg:d="M21697 67471c-8899 0-7416-13620-5766-19918s3468-5273 3468-11421" svg:viewBox="0 0 7016 31340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SimulatedTime 1</text:span></text:p>
        </draw:connector>
        <draw:connector draw:style-name="gr15" draw:text-style-name="P10" draw:layer="ConfigLayout" draw:type="curve" draw:line-skew="2.164cm 4.1cm" svg:x1="21.697cm" svg:y1="67.471cm" svg:x2="19.399cm" svg:y2="36.132cm" draw:start-shape="id2" draw:start-glue-point="6" draw:end-shape="id19" draw:end-glue-point="5" svg:d="M21697 67471c-8899 0-7416-14020-5766-20618s3468-5773 3468-10721" svg:viewBox="0 0 7016 31340">
          <text:p text:style-name="P9"><text:span text:style-name="T3">FidelityScore:0 2</text:span></text:p>
        </draw:connector>
        <draw:connector draw:style-name="gr15" draw:text-style-name="P10" draw:layer="ConfigLayout" draw:type="curve" draw:line-skew="2.164cm 4cm" svg:x1="21.697cm" svg:y1="67.471cm" svg:x2="19.399cm" svg:y2="36.132cm" draw:start-shape="id2" draw:start-glue-point="6" draw:end-shape="id19" draw:end-glue-point="5" svg:d="M21697 67471c-8899 0-7416-14070-5766-20706s3468-5835 3468-10633" svg:viewBox="0 0 7016 31340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TimeScore:0 3</text:span></text:p>
        </draw:connector>
        <draw:connector draw:style-name="gr15" draw:text-style-name="P10" draw:layer="ConfigLayout" draw:type="curve" draw:line-skew="1.878cm 3.9cm" svg:x1="21.697cm" svg:y1="67.471cm" svg:x2="19.399cm" svg:y2="36.132cm" draw:start-shape="id2" draw:start-glue-point="6" draw:end-shape="id19" draw:end-glue-point="5" svg:d="M21697 67471c-9328 0-7773-14120-6016-20793s3718-5898 3718-10546" svg:viewBox="0 0 7347 31340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Score:0 4</text:span></text:p>
        </draw:connector>
        <draw:g xml:id="id30" draw:id="id30">
          <draw:g>
            <draw:custom-shape draw:style-name="gr16" draw:text-style-name="P10" draw:layer="ConfigLayout" svg:width="0.8cm" svg:height="0.3cm" svg:x="1.1cm" svg:y="33.033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.9cm" svg:y="33.031cm">
              <text:p text:style-name="P9"><text:span text:style-name="T3">MaxResult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1.1cm" svg:y="33.333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.9cm" svg:y="33.331cm">
              <text:p text:style-name="P9"><text:span text:style-name="T3">MaxSerie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.1cm" svg:y="33.633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3" draw:text-style-name="P10" draw:layer="ConfigLayout" svg:width="0.4cm" svg:height="0.3cm" svg:x="4cm" svg:y="34.233cm">
                <text:p/>
                <draw:enhanced-geometry svg:viewBox="0 0 21600 21600" draw:type="rectangle" draw:enhanced-path="M 0 0 L 21600 0 21600 21600 0 21600 0 0 Z N"/>
              </draw:custom-shape>
              <draw:custom-shape draw:style-name="gr24" draw:text-style-name="P10" draw:layer="ConfigLayout" svg:width="0.7cm" svg:height="0.3cm" svg:x="1.1cm" svg:y="34.233cm">
                <text:p text:style-name="P9"><text:span text:style-name="T3">Model</text:span></text:p>
                <draw:enhanced-geometry svg:viewBox="0 0 21600 21600" draw:type="rectangle" draw:enhanced-path="M 0 0 L 21600 0 21600 21600 0 21600 0 0 Z N"/>
              </draw:custom-shape>
              <draw:custom-shape draw:style-name="gr25" draw:text-style-name="P13" draw:layer="ConfigLayout" svg:width="2.2cm" svg:height="0.3cm" svg:x="1.8cm" svg:y="34.233cm">
                <text:p text:style-name="P9"><text:span text:style-name="T6">005-001-QuantumMovesBasic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.3cm" svg:y="33.93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.1cm" svg:y="33.933cm">
                <text:p text:style-name="P9"><text:span text:style-name="T3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.2cm" svg:y="33.933cm">
                <text:p text:style-name="P9"><text:span text:style-name="T3">Scor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3" draw:text-style-name="P7" draw:layer="ConfigLayout" draw:type="line" svg:x1="4.4cm" svg:y1="33.782cm" svg:x2="4.7cm" svg:y2="35.581cm" draw:start-shape="id30" draw:start-glue-point="1" draw:end-shape="id31" draw:end-glue-point="6" svg:d="M4400 33782l300 1799" svg:viewBox="0 0 301 1800">
          <text:p/>
        </draw:connector>
        <draw:connector draw:style-name="gr12" draw:text-style-name="P10" draw:layer="ConfigLayout" draw:type="line" svg:x1="16.927cm" svg:y1="35.458cm" svg:x2="19.399cm" svg:y2="36.132cm" draw:start-shape="id32" draw:start-glue-point="9" draw:end-shape="id19" draw:end-glue-point="5" svg:d="M16927 35458l2472 674" svg:viewBox="0 0 2473 675">
          <text:p text:style-name="P9"><text:span text:style-name="T3">Transfer</text:span></text:p>
        </draw:connector>
        <draw:connector draw:style-name="gr26" draw:text-style-name="P10" draw:layer="ConfigLayout" draw:type="curve" svg:x1="21.697cm" svg:y1="67.471cm" svg:x2="4.95cm" svg:y2="35.831cm" draw:start-shape="id2" draw:start-glue-point="6" draw:end-shape="id31" draw:end-glue-point="8" svg:d="M21697 67471c-11165 0-16747-10546-16747-31640" svg:viewBox="0 0 16748 31641">
          <text:p text:style-name="P9"><text:span text:style-name="T3">FidelityScore:0 2</text:span></text:p>
        </draw:connector>
        <draw:connector draw:style-name="gr26" draw:text-style-name="P10" draw:layer="ConfigLayout" draw:type="curve" svg:x1="21.697cm" svg:y1="67.471cm" svg:x2="4.95cm" svg:y2="35.831cm" draw:start-shape="id2" draw:start-glue-point="6" draw:end-shape="id31" draw:end-glue-point="8" svg:d="M21697 67471c-11165 0-16747-10546-16747-31640" svg:viewBox="0 0 16748 31641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TimeScore:0 3</text:span></text:p>
        </draw:connector>
        <draw:connector draw:style-name="gr26" draw:text-style-name="P10" draw:layer="ConfigLayout" draw:type="curve" svg:x1="21.697cm" svg:y1="67.471cm" svg:x2="4.95cm" svg:y2="35.831cm" draw:start-shape="id2" draw:start-glue-point="6" draw:end-shape="id31" draw:end-glue-point="8" svg:d="M21697 67471c-11165 0-16747-10546-16747-31640" svg:viewBox="0 0 16748 31641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Score:0 4</text:span></text:p>
        </draw:connector>
        <draw:connector draw:style-name="gr26" draw:text-style-name="P10" draw:layer="ConfigLayout" draw:type="curve" svg:x1="21.697cm" svg:y1="67.471cm" svg:x2="4.95cm" svg:y2="35.831cm" draw:start-shape="id2" draw:start-glue-point="6" draw:end-shape="id31" draw:end-glue-point="8" svg:d="M21697 67471c-11165 0-16747-10546-16747-31640" svg:viewBox="0 0 16748 31641">
          <text:p text:style-name="P9"><text:span text:style-name="T3"/></text:p>
          <text:p text:style-name="P9"><text:span text:style-name="T3"/></text:p>
          <text:p text:style-name="P9"><text:span text:style-name="T3">SimulatedTime:3 1</text:span></text:p>
        </draw:connector>
        <draw:connector draw:style-name="gr26" draw:text-style-name="P10" draw:layer="ConfigLayout" draw:type="curve" svg:x1="21.697cm" svg:y1="67.471cm" svg:x2="4.95cm" svg:y2="35.831cm" draw:start-shape="id2" draw:start-glue-point="6" draw:end-shape="id31" draw:end-glue-point="8" svg:d="M21697 67471c-11165 0-16747-10546-16747-31640" svg:viewBox="0 0 16748 31641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Fidelity:4 0</text:span></text:p>
        </draw:connector>
        <draw:connector draw:style-name="gr26" draw:text-style-name="P10" draw:layer="ConfigLayout" draw:type="curve" draw:line-skew="8.117cm" svg:x1="23.27cm" svg:y1="69.446cm" svg:x2="4.95cm" svg:y2="35.831cm" draw:start-shape="id5" draw:start-glue-point="5" draw:end-shape="id31" draw:end-glue-point="8" svg:d="M23270 69446c0-13089-18320 3718-18320-33615" svg:viewBox="0 0 18321 33616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Reset 5</text:span></text:p>
        </draw:connector>
        <draw:custom-shape draw:style-name="gr5" draw:text-style-name="P6" xml:id="id31" draw:id="id31" draw:layer="ConfigLayout" svg:width="0.5cm" svg:height="0.5cm" svg:x="4.7cm" svg:y="35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33" draw:id="id33">
          <draw:g>
            <draw:custom-shape draw:style-name="gr16" draw:text-style-name="P10" draw:layer="ConfigLayout" svg:width="0.8cm" svg:height="0.3cm" svg:x="4.6cm" svg:y="30.633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.4cm" svg:y="30.631cm">
              <text:p text:style-name="P9"><text:span text:style-name="T3">Max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.6cm" svg:y="30.933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.4cm" svg:y="30.931cm">
              <text:p text:style-name="P9"><text:span text:style-name="T3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.6cm" svg:y="31.233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.8cm" svg:y="31.83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.6cm" svg:y="31.833cm">
                <text:p text:style-name="P9"><text:span text:style-name="T3">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.7cm" svg:y="31.833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.8cm" svg:y="31.53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.6cm" svg:y="31.533cm">
                <text:p text:style-name="P9"><text:span text:style-name="T3">X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.7cm" svg:y="31.533cm">
                <text:p text:style-name="P9"><text:span text:style-name="T3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.8cm" svg:y="32.13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.6cm" svg:y="32.133cm">
                <text:p text:style-name="P9"><text:span text:style-name="T3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.7cm" svg:y="32.133cm">
                <text:p text:style-name="P9"><text:span text:style-name="T3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.8cm" svg:y="32.43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.6cm" svg:y="32.433cm">
                <text:p text:style-name="P9"><text:span text:style-name="T3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.7cm" svg:y="32.433cm">
                <text:p text:style-name="P9"><text:span text:style-name="T3">15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.8cm" svg:y="32.73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.6cm" svg:y="32.733cm">
                <text:p text:style-name="P9"><text:span text:style-name="T3">Fo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.7cm" svg:y="32.733cm">
                <text:p text:style-name="P9"><text:span text:style-name="T3">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.8cm" svg:y="33.03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.6cm" svg:y="33.033cm">
                <text:p text:style-name="P9"><text:span text:style-name="T3">Alignme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.7cm" svg:y="33.033cm">
                <text:p text:style-name="P9"><text:span text:style-name="T3">Vertical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3" draw:text-style-name="P7" draw:layer="ConfigLayout" draw:type="line" svg:x1="6.25cm" svg:y1="33.333cm" svg:x2="7.251cm" svg:y2="34.932cm" draw:start-shape="id33" draw:end-shape="id34" draw:end-glue-point="4" svg:d="M6250 33333l1001 1599" svg:viewBox="0 0 1002 1600">
          <text:p/>
        </draw:connector>
        <draw:connector draw:style-name="gr12" draw:text-style-name="P10" draw:layer="ConfigLayout" draw:type="line" svg:x1="5.2cm" svg:y1="35.581cm" svg:x2="7.001cm" svg:y2="35.182cm" draw:start-shape="id31" draw:start-glue-point="10" draw:end-shape="id34" draw:end-glue-point="6" svg:d="M5200 35581l1801-399" svg:viewBox="0 0 1802 400">
          <text:p text:style-name="P9"><text:span text:style-name="T3">Indexed</text:span></text:p>
        </draw:connector>
        <draw:g xml:id="id38" draw:id="id38">
          <draw:g>
            <draw:custom-shape draw:style-name="gr7" draw:text-style-name="P10" draw:layer="ConfigLayout" svg:width="0.8cm" svg:height="0.3cm" svg:x="8.5cm" svg:y="32.031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9.3cm" svg:y="32.029cm">
              <text:p text:style-name="P9"><text:span text:style-name="T3">Targe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8.5cm" svg:y="32.331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9.3cm" svg:y="32.329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8.5cm" svg:y="32.631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10.7cm" svg:y="32.93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0" draw:layer="ConfigLayout" svg:width="1.1cm" svg:height="0.3cm" svg:x="8.5cm" svg:y="32.931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0" draw:layer="ConfigLayout" svg:width="1.1cm" svg:height="0.3cm" svg:x="9.6cm" svg:y="32.931cm">
                <text:p text:style-name="P9"><text:span text:style-name="T3">Target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10" draw:layer="ConfigLayout" draw:type="line" svg:x1="7.501cm" svg:y1="35.182cm" svg:x2="9.2cm" svg:y2="35.081cm" draw:start-shape="id34" draw:start-glue-point="10" draw:end-shape="id35" draw:end-glue-point="6" svg:d="M7501 35182l1699-101" svg:viewBox="0 0 1700 102">
          <text:p text:style-name="P9"><text:span text:style-name="T3">Transfer</text:span></text:p>
        </draw:connector>
        <draw:connector draw:style-name="gr12" draw:text-style-name="P10" draw:layer="ConfigLayout" draw:type="line" svg:x1="9.7cm" svg:y1="35.081cm" svg:x2="11.5cm" svg:y2="35.081cm" draw:start-shape="id35" draw:start-glue-point="10" draw:end-shape="id36" draw:end-glue-point="6" svg:d="M9700 35081h1800" svg:viewBox="0 0 1801 1">
          <text:p text:style-name="P9"><text:span text:style-name="T3">Transfer</text:span></text:p>
        </draw:connector>
        <draw:connector draw:style-name="gr12" draw:text-style-name="P10" draw:layer="ConfigLayout" draw:type="line" svg:x1="12cm" svg:y1="35.081cm" svg:x2="13.8cm" svg:y2="35.181cm" draw:start-shape="id36" draw:start-glue-point="10" draw:end-shape="id37" draw:end-glue-point="6" svg:d="M12000 35081l1800 100" svg:viewBox="0 0 1801 101">
          <text:p text:style-name="P9"><text:span text:style-name="T3">Transfer</text:span></text:p>
        </draw:connector>
        <draw:connector draw:style-name="gr12" draw:text-style-name="P10" draw:layer="ConfigLayout" draw:type="line" svg:x1="14.3cm" svg:y1="35.181cm" svg:x2="16.5cm" svg:y2="35.281cm" draw:start-shape="id37" draw:start-glue-point="10" draw:end-shape="id32" draw:end-glue-point="6" svg:d="M14300 35181l2200 100" svg:viewBox="0 0 2201 101">
          <text:p text:style-name="P9"><text:span text:style-name="T3">Transfer</text:span></text:p>
        </draw:connector>
        <draw:connector draw:style-name="gr13" draw:text-style-name="P7" draw:layer="ConfigLayout" draw:type="line" svg:x1="10.15cm" svg:y1="33.231cm" svg:x2="9.45cm" svg:y2="34.831cm" draw:start-shape="id38" draw:start-glue-point="2" draw:end-shape="id35" draw:end-glue-point="4" svg:d="M10150 33231l-700 1600" svg:viewBox="0 0 701 1601">
          <text:p/>
        </draw:connector>
        <draw:connector draw:style-name="gr13" draw:text-style-name="P7" draw:layer="ConfigLayout" draw:type="line" svg:x1="13.85cm" svg:y1="33.533cm" svg:x2="11.75cm" svg:y2="34.831cm" draw:start-shape="id39" draw:start-glue-point="2" draw:end-shape="id36" draw:end-glue-point="4" svg:d="M13850 33533l-2100 1298" svg:viewBox="0 0 2101 1299">
          <text:p/>
        </draw:connector>
        <draw:connector draw:style-name="gr13" draw:text-style-name="P7" draw:layer="ConfigLayout" draw:type="line" svg:x1="17.65cm" svg:y1="33.333cm" svg:x2="14.05cm" svg:y2="34.931cm" draw:start-shape="id40" draw:start-glue-point="2" draw:end-shape="id37" svg:d="M17650 33333l-3600 1598" svg:viewBox="0 0 3601 1599">
          <text:p/>
        </draw:connector>
        <draw:connector draw:style-name="gr13" draw:text-style-name="P7" draw:layer="ConfigLayout" draw:type="line" svg:x1="21.25cm" svg:y1="34.031cm" svg:x2="17cm" svg:y2="35.281cm" draw:start-shape="id41" draw:start-glue-point="2" draw:end-shape="id32" draw:end-glue-point="10" svg:d="M21250 34031l-4250 1250" svg:viewBox="0 0 4251 1251">
          <text:p/>
        </draw:connector>
        <draw:g xml:id="id40" draw:id="id40">
          <draw:g>
            <draw:custom-shape draw:style-name="gr7" draw:text-style-name="P10" draw:layer="ConfigLayout" svg:width="0.8cm" svg:height="0.3cm" svg:x="16cm" svg:y="32.133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16.8cm" svg:y="32.131cm">
              <text:p text:style-name="P9"><text:span text:style-name="T3">Star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6cm" svg:y="32.433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16.8cm" svg:y="32.431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6cm" svg:y="32.733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18.2cm" svg:y="33.03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0" draw:layer="ConfigLayout" svg:width="1.1cm" svg:height="0.3cm" svg:x="16cm" svg:y="33.033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0" draw:layer="ConfigLayout" svg:width="1.1cm" svg:height="0.3cm" svg:x="17.1cm" svg:y="33.033cm">
                <text:p text:style-name="P9"><text:span text:style-name="T3">Start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41" draw:id="id41">
          <draw:g>
            <draw:custom-shape draw:style-name="gr7" draw:text-style-name="P10" draw:layer="ConfigLayout" svg:width="0.8cm" svg:height="0.3cm" svg:x="19.6cm" svg:y="32.831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0.4cm" svg:y="32.829cm">
              <text:p text:style-name="P9"><text:span text:style-name="T3">Start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9.6cm" svg:y="33.131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0.4cm" svg:y="33.129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9.6cm" svg:y="33.431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21.8cm" svg:y="33.73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0" draw:layer="ConfigLayout" svg:width="1.1cm" svg:height="0.3cm" svg:x="19.6cm" svg:y="33.731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0" draw:layer="ConfigLayout" svg:width="1.1cm" svg:height="0.3cm" svg:x="20.7cm" svg:y="33.731cm">
                <text:p text:style-name="P9"><text:span text:style-name="T3">Start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39" draw:id="id39">
          <draw:g>
            <draw:custom-shape draw:style-name="gr16" draw:text-style-name="P10" draw:layer="ConfigLayout" svg:width="0.8cm" svg:height="0.3cm" svg:x="12.2cm" svg:y="32.333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3cm" svg:y="32.331cm">
              <text:p text:style-name="P9"><text:span text:style-name="T3">Targe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12.2cm" svg:y="32.633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3cm" svg:y="32.631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2.2cm" svg:y="32.933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4.4cm" svg:y="33.233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2.2cm" svg:y="33.233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3.3cm" svg:y="33.233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27" draw:text-style-name="P7" draw:layer="ConfigLayout" draw:type="line" svg:x1="21.697cm" svg:y1="67.471cm" svg:x2="9.45cm" svg:y2="35.331cm" draw:start-shape="id2" draw:start-glue-point="6" draw:end-shape="id35" draw:end-glue-point="8" svg:d="M21697 67471l-12247-32140" svg:viewBox="0 0 12248 32141">
          <text:p/>
        </draw:connector>
        <draw:connector draw:style-name="gr27" draw:text-style-name="P7" draw:layer="ConfigLayout" draw:type="line" svg:x1="21.697cm" svg:y1="67.471cm" svg:x2="14.05cm" svg:y2="35.431cm" draw:start-shape="id2" draw:start-glue-point="6" draw:end-shape="id37" draw:end-glue-point="8" svg:d="M21697 67471l-7647-32040" svg:viewBox="0 0 7648 32041">
          <text:p/>
        </draw:connector>
        <draw:connector draw:style-name="gr27" draw:text-style-name="P7" draw:layer="ConfigLayout" draw:type="line" svg:x1="21.697cm" svg:y1="67.471cm" svg:x2="16.75cm" svg:y2="35.531cm" draw:start-shape="id2" draw:start-glue-point="6" draw:end-shape="id32" draw:end-glue-point="8" svg:d="M21697 67471l-4947-31940" svg:viewBox="0 0 4948 31941">
          <text:p/>
        </draw:connector>
        <draw:custom-shape draw:style-name="gr5" draw:text-style-name="P6" xml:id="id34" draw:id="id34" draw:layer="ConfigLayout" svg:width="0.5cm" svg:height="0.5cm" svg:x="7.001cm" svg:y="34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2" draw:id="id32" draw:layer="ConfigLayout" svg:width="0.5cm" svg:height="0.5cm" svg:x="16.5cm" svg:y="35.0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6" draw:id="id36" draw:layer="ConfigLayout" svg:width="0.5cm" svg:height="0.5cm" svg:x="11.5cm" svg:y="3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7" draw:id="id37" draw:layer="ConfigLayout" svg:width="0.5cm" svg:height="0.5cm" svg:x="13.8cm" svg:y="34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5" draw:id="id35" draw:layer="ConfigLayout" svg:width="0.5cm" svg:height="0.5cm" svg:x="9.2cm" svg:y="3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7" draw:layer="ConfigLayout" draw:type="line" svg:x1="20.124cm" svg:y1="69.3cm" svg:x2="23.197cm" svg:y2="69.623cm" draw:start-shape="id17" draw:start-glue-point="9" draw:end-shape="id5" draw:end-glue-point="6" svg:d="M20124 69300l3073 323" svg:viewBox="0 0 3074 324">
          <text:p/>
        </draw:connector>
        <draw:custom-shape draw:style-name="gr5" draw:text-style-name="P6" xml:id="id17" draw:id="id17" draw:layer="ConfigLayout" svg:width="0.5cm" svg:height="0.5cm" svg:x="19.697cm" svg:y="68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5" draw:id="id5" draw:layer="ConfigLayout" svg:width="0.5cm" svg:height="0.5cm" svg:x="23.197cm" svg:y="69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0" draw:layer="ConfigLayout" draw:type="curve" draw:line-skew="-13.203cm" svg:x1="17cm" svg:y1="35.281cm" svg:x2="45.194cm" svg:y2="67.47cm" draw:start-shape="id32" draw:start-glue-point="10" draw:end-shape="id7" draw:end-glue-point="4" svg:d="M17000 35281c23542 0 9446 32189 28194 32189" svg:viewBox="0 0 28195 32190">
          <text:p text:style-name="P9"><text:span text:style-name="T3">ResetValue</text:span></text:p>
        </draw:connector>
        <draw:connector draw:style-name="gr15" draw:text-style-name="P10" draw:layer="ConfigLayout" draw:type="curve" svg:x1="14.227cm" svg:y1="35.358cm" svg:x2="46.246cm" svg:y2="68.972cm" draw:start-shape="id37" draw:start-glue-point="9" draw:end-shape="id8" draw:end-glue-point="4" svg:d="M14227 35358c0 25266 32019 8459 32019 33614" svg:viewBox="0 0 32020 33615">
          <text:p text:style-name="P9"><text:span text:style-name="T3">ResetValue</text:span></text:p>
        </draw:connector>
        <draw:g xml:id="id44" draw:id="id44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46.817cm" svg:y="46.902cm">
            <draw:text-box>
              <text:p text:style-name="P2"><text:span text:style-name="T1">LaserX</text:span></text:p>
              <text:p text:style-name="P2"><text:span text:style-name="T1">Velocity</text:span></text:p>
            </draw:text-box>
          </draw:frame>
          <draw:polygon draw:style-name="gr3" draw:text-style-name="P4" draw:layer="layout" svg:width="9.721cm" svg:height="7.479cm" svg:x="44.489cm" svg:y="44.2cm" svg:viewBox="0 0 9722 7480" draw:points="0,7480 9722,7480 4858,0">
            <text:p/>
          </draw:polygon>
          <draw:custom-shape draw:style-name="gr4" draw:text-style-name="P5" draw:layer="layout" svg:width="0.486cm" svg:height="0.5cm" svg:x="44.1cm" svg:y="51.5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4.114cm" svg:y="5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9.107cm" svg:y="43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2" draw:id="id42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16.313cm" svg:y="6.874cm">
            <draw:text-box>
              <text:p text:style-name="P2"><text:span text:style-name="T1">ToMid</text:span></text:p>
              <text:p text:style-name="P2"><text:span text:style-name="T1">Position</text:span></text:p>
            </draw:text-box>
          </draw:frame>
          <draw:polygon draw:style-name="gr3" draw:text-style-name="P4" draw:layer="layout" svg:width="9.721cm" svg:height="7.479cm" svg:x="13.985cm" svg:y="4.172cm" svg:viewBox="0 0 9722 7480" draw:points="0,7480 9722,7480 4858,0">
            <text:p/>
          </draw:polygon>
          <draw:custom-shape draw:style-name="gr4" draw:text-style-name="P5" draw:layer="layout" svg:width="0.486cm" svg:height="0.5cm" svg:x="13.596cm" svg:y="11.472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3.61cm" svg:y="11.4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8.603cm" svg:y="3.6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8" draw:text-style-name="P14" draw:layer="layout" draw:type="curve" svg:x1="11.774cm" svg:y1="49.305cm" svg:x2="13.797cm" svg:y2="11.771cm" draw:start-shape="id25" draw:start-glue-point="5" draw:end-shape="id42" draw:end-glue-point="6" svg:d="M11774 49305c0-28053 2023-9286 2023-37534" svg:viewBox="0 0 2024 37535">
          <text:p/>
        </draw:connector>
        <draw:connector draw:style-name="gr28" draw:text-style-name="P14" draw:layer="layout" draw:type="curve" svg:x1="26.15cm" svg:y1="43.8cm" svg:x2="44.301cm" svg:y2="51.799cm" draw:start-shape="id43" draw:start-glue-point="8" draw:end-shape="id44" draw:end-glue-point="6" svg:d="M26150 43800c0 5333 6050 7999 18151 7999" svg:viewBox="0 0 18152 8000">
          <text:p/>
        </draw:connector>
        <draw:connector draw:style-name="gr28" draw:text-style-name="P14" draw:layer="layout" draw:type="curve" svg:x1="28.4cm" svg:y1="43.35cm" svg:x2="37.901cm" svg:y2="38.899cm" draw:start-shape="id26" draw:start-glue-point="10" draw:end-shape="id45" draw:end-glue-point="4" svg:d="M28400 43350c6976 0 2226-4451 9501-4451" svg:viewBox="0 0 9502 4452">
          <text:p/>
        </draw:connector>
        <draw:custom-shape draw:style-name="gr29" draw:text-style-name="P16" draw:layer="ConfigLayout" svg:width="57.404cm" svg:height="28.1cm" svg:x="0.996cm" svg:y="1cm">
          <text:p text:style-name="P15"><text:span text:style-name="T7">Layer 2 </text:span></text:p>
          <text:p text:style-name="P15"><text:span text:style-name="T7">Control</text:span></text:p>
          <draw:enhanced-geometry svg:viewBox="0 0 21600 21600" draw:type="rectangle" draw:enhanced-path="M 0 0 L 21600 0 21600 21600 0 21600 0 0 Z N"/>
        </draw:custom-shape>
        <draw:g xml:id="id46" draw:id="id46">
          <draw:g>
            <draw:custom-shape draw:style-name="gr16" draw:text-style-name="P10" draw:layer="ConfigLayout" svg:width="0.8cm" svg:height="0.3cm" svg:x="33.5cm" svg:y="36.30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3cm" svg:y="36.302cm">
              <text:p text:style-name="P9"><text:span text:style-name="T3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3.5cm" svg:y="36.604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35.7cm" svg:y="36.904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6.904cm">
                <text:p text:style-name="P9"><text:span text:style-name="T3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6.904cm">
                <text:p text:style-name="P9"><text:span text:style-name="T3">0.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3" draw:text-style-name="P7" draw:layer="ConfigLayout" draw:type="line" svg:x1="36.8cm" svg:y1="36.753cm" svg:x2="37.901cm" svg:y2="38.899cm" draw:start-shape="id46" draw:start-glue-point="1" draw:end-shape="id45" draw:end-glue-point="4" svg:d="M36800 36753l1101 2146" svg:viewBox="0 0 1102 2147">
          <text:p/>
        </draw:connector>
        <draw:connector draw:style-name="gr13" draw:text-style-name="P7" draw:layer="ConfigLayout" draw:type="line" svg:x1="45.4cm" svg:y1="30.301cm" svg:x2="42.95cm" svg:y2="30.8cm" draw:start-shape="id47" draw:start-glue-point="3" draw:end-shape="id45" svg:d="M45400 30301l-2450 499" svg:viewBox="0 0 2451 500">
          <text:p/>
        </draw:connector>
        <draw:connector draw:style-name="gr13" draw:text-style-name="P7" draw:layer="ConfigLayout" draw:type="line" svg:x1="50.3cm" svg:y1="37.701cm" svg:x2="47.999cm" svg:y2="38.899cm" draw:start-shape="id48" draw:end-shape="id45" draw:end-glue-point="5" svg:d="M50300 37701l-2301 1198" svg:viewBox="0 0 2302 1199">
          <text:p/>
        </draw:connector>
        <draw:connector draw:style-name="gr13" draw:text-style-name="P7" draw:layer="ConfigLayout" draw:type="line" svg:x1="42.35cm" svg:y1="50.402cm" svg:x2="44.301cm" svg:y2="51.799cm" draw:start-shape="id49" draw:start-glue-point="2" draw:end-shape="id44" draw:end-glue-point="6" svg:d="M42350 50402l1951 1397" svg:viewBox="0 0 1952 1398">
          <text:p/>
        </draw:connector>
        <draw:connector draw:style-name="gr13" draw:text-style-name="P7" draw:layer="ConfigLayout" draw:type="line" svg:x1="52.3cm" svg:y1="42.849cm" svg:x2="49.398cm" svg:y2="44cm" draw:start-shape="id50" draw:end-shape="id44" draw:end-glue-point="5" svg:d="M52300 42849l-2902 1151" svg:viewBox="0 0 2903 1152">
          <text:p/>
        </draw:connector>
        <draw:g xml:id="id51" draw:id="id51">
          <draw:g>
            <draw:custom-shape draw:style-name="gr16" draw:text-style-name="P10" draw:layer="ConfigLayout" svg:width="0.8cm" svg:height="0.3cm" svg:x="54.7cm" svg:y="49.6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5.5cm" svg:y="49.598cm">
              <text:p text:style-name="P9"><text:span text:style-name="T3">Proportional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4.7cm" svg:y="49.9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6.9cm" svg:y="50.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4.7cm" svg:y="50.2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8cm" svg:y="50.2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3" draw:text-style-name="P7" draw:layer="ConfigLayout" draw:type="line" svg:x1="54.7cm" svg:y1="50.049cm" svg:x2="54.398cm" svg:y2="51.798cm" draw:start-shape="id51" draw:start-glue-point="3" draw:end-shape="id44" draw:end-glue-point="4" svg:d="M54700 50049l-302 1749" svg:viewBox="0 0 303 1750">
          <text:p/>
        </draw:connector>
        <draw:connector draw:style-name="gr13" draw:text-style-name="P7" draw:layer="ConfigLayout" draw:type="line" svg:x1="25.4cm" svg:y1="10.599cm" svg:x2="23.894cm" svg:y2="11.77cm" draw:start-shape="id52" draw:start-glue-point="3" draw:end-shape="id42" draw:end-glue-point="4" svg:d="M25400 10599l-1506 1171" svg:viewBox="0 0 1507 1172">
          <text:p/>
        </draw:connector>
        <draw:g xml:id="id53" draw:id="id53">
          <draw:g>
            <draw:custom-shape draw:style-name="gr16" draw:text-style-name="P10" draw:layer="ConfigLayout" svg:width="0.8cm" svg:height="0.3cm" svg:x="10.996cm" svg:y="9.97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1.796cm" svg:y="9.97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10.996cm" svg:y="9.97cm">
            <text:p/>
            <draw:enhanced-geometry svg:viewBox="0 0 21600 21600" draw:type="rectangle" draw:enhanced-path="M 0 0 L 21600 0 21600 21600 0 21600 0 0 Z N"/>
          </draw:custom-shape>
        </draw:g>
        <draw:connector draw:style-name="gr13" draw:text-style-name="P7" draw:layer="ConfigLayout" draw:type="line" svg:x1="12.646cm" svg:y1="10.272cm" svg:x2="13.797cm" svg:y2="11.771cm" draw:start-shape="id53" draw:start-glue-point="2" draw:end-shape="id42" draw:end-glue-point="6" svg:d="M12646 10272l1151 1499" svg:viewBox="0 0 1152 1500">
          <text:p/>
        </draw:connector>
        <draw:g>
          <draw:g>
            <draw:custom-shape draw:style-name="gr31" draw:text-style-name="P10" draw:layer="ConfigLayout" svg:width="3.881cm" svg:height="0.3cm" svg:x="28.696cm" svg:y="71.874cm">
              <text:p text:style-name="P9"><text:span text:style-name="T3">Order</text:span></text:p>
              <draw:enhanced-geometry svg:viewBox="0 0 21600 21600" draw:type="rectangle" draw:enhanced-path="M 0 0 L 21600 0 21600 21600 0 21600 0 0 Z N"/>
            </draw:custom-shape>
            <draw:custom-shape draw:style-name="gr32" draw:text-style-name="P10" draw:layer="ConfigLayout" svg:width="12.123cm" svg:height="0.3cm" svg:x="32.577cm" svg:y="71.872cm">
              <text:p text:style-name="P9"><text:span text:style-name="T3">Env,QMSensor,QMVariables,ToMidPosition,ToTargetPosition,AtomOffset,LaserXAccel,LaserXVelocity,QMActuator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3" draw:text-style-name="P10" draw:layer="ConfigLayout" svg:width="16.004cm" svg:height="0.3cm" svg:x="28.696cm" svg:y="71.872cm">
            <text:p/>
            <draw:enhanced-geometry svg:viewBox="0 0 21600 21600" draw:type="rectangle" draw:enhanced-path="M 0 0 L 21600 0 21600 21600 0 21600 0 0 Z N"/>
          </draw:custom-shape>
        </draw:g>
        <draw:g xml:id="id54" draw:id="id54">
          <draw:g>
            <draw:custom-shape draw:style-name="gr7" draw:text-style-name="P10" draw:layer="layout" svg:width="0.8cm" svg:height="0.3cm" svg:x="6.9cm" svg:y="48.133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7.7cm" svg:y="48.131cm">
              <text:p text:style-name="P9"><text:span text:style-name="T3">Laser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6.9cm" svg:y="48.433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7.7cm" svg:y="48.431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6.9cm" svg:y="48.733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0" draw:text-style-name="P10" draw:layer="layout" svg:width="1.1cm" svg:height="0.3cm" svg:x="9.1cm" svg:y="49.03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0" draw:layer="layout" svg:width="1.1cm" svg:height="0.3cm" svg:x="6.9cm" svg:y="49.033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0" draw:layer="layout" svg:width="1.1cm" svg:height="0.3cm" svg:x="8cm" svg:y="49.033cm">
                <text:p text:style-name="P9"><text:span text:style-name="T3">Laser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3" draw:text-style-name="P7" draw:layer="layout" draw:type="line" svg:x1="10.2cm" svg:y1="48.732cm" svg:x2="11.7cm" svg:y2="49.481cm" draw:start-shape="id54" draw:start-glue-point="1" svg:d="M10200 48732l1500 749" svg:viewBox="0 0 1501 750">
          <text:p/>
        </draw:connector>
        <draw:connector draw:style-name="gr13" draw:text-style-name="P7" draw:layer="layout" draw:type="line" svg:x1="21.697cm" svg:y1="67.471cm" svg:x2="12.128cm" svg:y2="49.659cm" draw:start-shape="id2" draw:start-glue-point="6" draw:end-shape="id25" draw:end-glue-point="9" svg:d="M21697 67471l-9569-17812" svg:viewBox="0 0 9570 17813">
          <text:p/>
        </draw:connector>
        <draw:connector draw:style-name="gr13" draw:text-style-name="P7" draw:layer="layout" draw:type="line" svg:x1="24.399cm" svg:y1="43.93cm" svg:x2="25.9cm" svg:y2="43.55cm" draw:start-shape="id19" draw:start-glue-point="4" draw:end-shape="id43" draw:end-glue-point="6" svg:d="M24399 43930l1501-380" svg:viewBox="0 0 1502 381">
          <text:p/>
        </draw:connector>
        <draw:custom-shape draw:style-name="gr5" draw:text-style-name="P6" xml:id="id26" draw:id="id26" draw:layer="layout" svg:width="0.5cm" svg:height="0.5cm" svg:x="27.9cm" svg:y="4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7" draw:layer="layout" draw:type="line" svg:x1="29.95cm" svg:y1="40.8cm" svg:x2="28.15cm" svg:y2="43.1cm" draw:start-shape="id55" draw:start-glue-point="2" draw:end-shape="id26" draw:end-glue-point="4" svg:d="M29950 40800l-1800 2300" svg:viewBox="0 0 1801 2301">
          <text:p/>
        </draw:connector>
        <draw:g xml:id="id55" draw:id="id55">
          <draw:g>
            <draw:custom-shape draw:style-name="gr16" draw:text-style-name="P10" draw:layer="layout" svg:width="0.8cm" svg:height="0.3cm" svg:x="28.3cm" svg:y="38.7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9.1cm" svg:y="38.698cm">
              <text:p text:style-name="P9"><text:span text:style-name="T3">LaserXAccele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8.3cm" svg:y="39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9.1cm" svg:y="38.998cm">
              <text:p text:style-name="P9"><text:span text:style-name="T3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8.3cm" svg:y="39.3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30.5cm" svg:y="39.9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8.3cm" svg:y="39.9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9.4cm" svg:y="39.9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0.5cm" svg:y="3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8.3cm" svg:y="39.6cm">
                <text:p text:style-name="P9"><text:span text:style-name="T3">ZeroRese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9.4cm" svg:y="39.6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0.5cm" svg:y="40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8.3cm" svg:y="40.2cm">
                <text:p text:style-name="P9"><text:span text:style-name="T3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9.4cm" svg:y="40.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30.5cm" svg:y="40.5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8.3cm" svg:y="40.5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9.4cm" svg:y="40.5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56" draw:id="id56">
          <draw:g>
            <draw:custom-shape draw:style-name="gr16" draw:text-style-name="P10" draw:layer="layout" svg:width="0.8cm" svg:height="0.3cm" svg:x="21.9cm" svg:y="37.3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2.7cm" svg:y="37.298cm">
              <text:p text:style-name="P9"><text:span text:style-name="T3">LaserXVeloci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1.9cm" svg:y="37.6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2.7cm" svg:y="37.598cm">
              <text:p text:style-name="P9"><text:span text:style-name="T3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1.9cm" svg:y="37.9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24.1cm" svg:y="38.5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1.9cm" svg:y="38.5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3cm" svg:y="38.5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24.1cm" svg:y="38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1.9cm" svg:y="38.2cm">
                <text:p text:style-name="P9"><text:span text:style-name="T3">ZeroRese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3cm" svg:y="38.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24.1cm" svg:y="3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1.9cm" svg:y="38.8cm">
                <text:p text:style-name="P9"><text:span text:style-name="T3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3cm" svg:y="38.8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4.1cm" svg:y="39.1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1.9cm" svg:y="39.1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3cm" svg:y="39.1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3" draw:text-style-name="P7" draw:layer="layout" draw:type="line" svg:x1="23.55cm" svg:y1="39.4cm" svg:x2="24.399cm" svg:y2="43.93cm" draw:start-shape="id56" draw:start-glue-point="2" draw:end-shape="id19" draw:end-glue-point="4" svg:d="M23550 39400l849 4530" svg:viewBox="0 0 850 4531">
          <text:p/>
        </draw:connector>
        <draw:connector draw:style-name="gr28" draw:text-style-name="P14" draw:layer="layout" draw:type="curve" svg:x1="47.999cm" svg:y1="38.899cm" svg:x2="49.35cm" svg:y2="43.7cm" draw:start-shape="id45" draw:start-glue-point="5" draw:end-shape="id44" draw:end-glue-point="0" svg:d="M47999 38899c0 3753 1351 1353 1351 4801" svg:viewBox="0 0 1352 4802">
          <text:p/>
        </draw:connector>
        <draw:custom-shape draw:style-name="gr34" draw:text-style-name="P16" draw:layer="ConfigLayout" svg:width="57.404cm" svg:height="20.3cm" svg:x="0.996cm" svg:y="54.172cm">
          <text:p text:style-name="P15"><text:span text:style-name="T7">Layer 0 </text:span></text:p>
          <text:p text:style-name="P15"><text:span text:style-name="T7">Interface</text:span></text:p>
          <draw:enhanced-geometry svg:viewBox="0 0 21600 21600" draw:type="rectangle" draw:enhanced-path="M 0 0 L 21600 0 21600 21600 0 21600 0 0 Z N"/>
        </draw:custom-shape>
        <draw:custom-shape draw:style-name="gr35" draw:text-style-name="P16" draw:layer="ConfigLayout" svg:width="57.404cm" svg:height="25.1cm" svg:x="0.996cm" svg:y="29.072cm">
          <text:p text:style-name="P15"><text:span text:style-name="T7">Layer 1 </text:span></text:p>
          <text:p text:style-name="P15"><text:span text:style-name="T7">Variables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25" draw:id="id25" draw:layer="layout" svg:width="0.5cm" svg:height="0.5cm" svg:x="11.701cm" svg:y="49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4" draw:layer="layout" draw:type="curve" svg:x1="23.894cm" svg:y1="11.77cm" svg:x2="32.8cm" svg:y2="15.95cm" draw:start-shape="id42" draw:start-glue-point="4" draw:end-shape="id57" draw:end-glue-point="6" svg:d="M23894 11770c6832 0 2380 4180 8906 4180" svg:viewBox="0 0 8907 4181">
          <text:p/>
        </draw:connector>
        <draw:connector draw:style-name="gr12" draw:text-style-name="P10" draw:layer="layout" draw:type="line" svg:x1="12.201cm" svg:y1="49.482cm" svg:x2="24.399cm" svg:y2="43.93cm" draw:start-shape="id25" draw:start-glue-point="10" draw:end-shape="id19" draw:end-glue-point="4" svg:d="M12201 49482l12198-5552" svg:viewBox="0 0 12199 5553">
          <text:p text:style-name="P9"><text:span text:style-name="T3">Initial</text:span></text:p>
        </draw:connector>
        <draw:g xml:id="id27" draw:id="id27">
          <draw:g>
            <draw:custom-shape draw:style-name="gr16" draw:text-style-name="P10" draw:layer="layout" svg:width="0.8cm" svg:height="0.3cm" svg:x="24.2cm" svg:y="22.90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5cm" svg:y="22.902cm">
              <text:p text:style-name="P9"><text:span text:style-name="T3">Subtrac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4.2cm" svg:y="23.204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26.4cm" svg:y="23.504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4.2cm" svg:y="23.504cm">
                <text:p text:style-name="P9"><text:span text:style-name="T3">Sig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5.3cm" svg:y="23.504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58" draw:id="id58">
          <draw:g>
            <draw:custom-shape draw:style-name="gr16" draw:text-style-name="P10" draw:layer="layout" svg:width="0.8cm" svg:height="0.3cm" svg:x="35.8cm" svg:y="17.4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6.6cm" svg:y="17.4cm">
              <text:p text:style-name="P9"><text:span text:style-name="T3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5.8cm" svg:y="17.7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8cm" svg:y="18.3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8cm" svg:y="18.302cm">
                <text:p text:style-name="P9"><text:span text:style-name="T3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6.9cm" svg:y="18.302cm">
                <text:p text:style-name="P9"><text:span text:style-name="T3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38cm" svg:y="18.0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8cm" svg:y="18.002cm">
                <text:p text:style-name="P9"><text:span text:style-name="T3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6.9cm" svg:y="18.002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8cm" svg:y="18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layout" svg:width="1.1cm" svg:height="0.3cm" svg:x="35.8cm" svg:y="18.602cm">
                <text:p text:style-name="P9"><text:span text:style-name="T6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6.9cm" svg:y="18.6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8cm" svg:y="18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8cm" svg:y="18.902cm">
                <text:p text:style-name="P9"><text:span text:style-name="T3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6.9cm" svg:y="18.9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8cm" svg:y="19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8cm" svg:y="19.202cm">
                <text:p text:style-name="P9"><text:span text:style-name="T3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6.9cm" svg:y="19.2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8cm" svg:y="19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8cm" svg:y="19.502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6.9cm" svg:y="19.5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6" draw:text-style-name="P10" draw:layer="layout" svg:width="3.3cm" svg:height="2.4cm" svg:x="35.8cm" svg:y="17.402cm">
            <text:p/>
            <draw:enhanced-geometry svg:viewBox="0 0 21600 21600" draw:type="rectangle" draw:enhanced-path="M 0 0 L 21600 0 21600 21600 0 21600 0 0 Z N"/>
          </draw:custom-shape>
        </draw:g>
        <draw:connector draw:style-name="gr13" draw:text-style-name="P7" draw:layer="layout" draw:type="line" svg:x1="35.8cm" svg:y1="18.601cm" svg:x2="33.001cm" svg:y2="18.303cm" draw:start-shape="id58" draw:start-glue-point="3" draw:end-shape="id28" draw:end-glue-point="6" svg:d="M35800 18601l-2799-298" svg:viewBox="0 0 2800 299">
          <text:p/>
        </draw:connector>
        <draw:connector draw:style-name="gr13" draw:text-style-name="P7" draw:layer="layout" draw:type="line" svg:x1="40cm" svg:y1="25.499cm" svg:x2="38.099cm" svg:y2="26.101cm" draw:start-shape="id59" draw:start-glue-point="3" draw:end-shape="id28" draw:end-glue-point="5" svg:d="M40000 25499l-1901 602" svg:viewBox="0 0 1902 603">
          <text:p/>
        </draw:connector>
        <draw:connector draw:style-name="gr28" draw:text-style-name="P14" draw:layer="layout" draw:type="curve" svg:x1="38.099cm" svg:y1="26.101cm" svg:x2="42.95cm" svg:y2="30.8cm" draw:start-shape="id28" draw:start-glue-point="5" draw:end-shape="id45" draw:end-glue-point="0" svg:d="M38099 26101c0 3676 4851 1327 4851 4699" svg:viewBox="0 0 4852 4700">
          <text:p/>
        </draw:connector>
        <draw:connector draw:style-name="gr15" draw:text-style-name="P10" draw:layer="ConfigLayout" draw:type="curve" draw:line-skew="18.37cm" svg:x1="23.447cm" svg:y1="69.373cm" svg:x2="42.901cm" svg:y2="31.101cm" draw:start-shape="id5" draw:start-glue-point="4" draw:end-shape="id45" draw:end-glue-point="6" svg:d="M23447 69373c0-31056 19454-11920 19454-38272" svg:viewBox="0 0 19455 38273">
          <text:p text:style-name="P9"><text:span text:style-name="T3">Reset</text:span></text:p>
        </draw:connector>
        <draw:connector draw:style-name="gr37" draw:text-style-name="P14" draw:layer="layout" draw:type="curve" svg:x1="12.751cm" svg:y1="47.232cm" svg:x2="28.001cm" svg:y2="26.101cm" draw:start-shape="id22" draw:start-glue-point="4" draw:end-shape="id28" draw:end-glue-point="4" svg:d="M12751 47232c0-15696 15250-5131 15250-21131" svg:viewBox="0 0 15251 21132">
          <text:p text:style-name="P9"><text:span text:style-name="T8">1</text:span></text:p>
        </draw:connector>
        <draw:connector draw:style-name="gr37" draw:text-style-name="P14" draw:layer="layout" draw:type="curve" svg:x1="11.951cm" svg:y1="49.232cm" svg:x2="28.001cm" svg:y2="26.101cm" draw:start-shape="id25" draw:start-glue-point="4" draw:end-shape="id28" draw:end-glue-point="4" svg:d="M11951 49232c0-17196 16050-5631 16050-23131" svg:viewBox="0 0 16051 23132">
          <text:p text:style-name="P9"><text:span text:style-name="T8">0</text:span></text:p>
        </draw:connector>
        <draw:connector draw:style-name="gr15" draw:text-style-name="P10" draw:layer="ConfigLayout" draw:type="curve" svg:x1="23.447cm" svg:y1="69.373cm" svg:x2="38.099cm" svg:y2="26.101cm" draw:start-shape="id5" draw:start-glue-point="4" draw:end-shape="id28" draw:end-glue-point="5" svg:d="M23447 69373c0-32302 14652-10667 14652-43272" svg:viewBox="0 0 14653 43273">
          <text:p text:style-name="P9"><text:span text:style-name="T3">Reset</text:span></text:p>
        </draw:connector>
        <draw:connector draw:style-name="gr15" draw:text-style-name="P10" draw:layer="ConfigLayout" draw:type="curve" svg:x1="23.447cm" svg:y1="69.373cm" svg:x2="47.999cm" svg:y2="38.899cm" draw:start-shape="id5" draw:start-glue-point="4" draw:end-shape="id45" draw:end-glue-point="5" svg:d="M23447 69373c0-22704 24552-7467 24552-30474" svg:viewBox="0 0 24553 30475">
          <text:p text:style-name="P9"><text:span text:style-name="T3">Reset</text:span></text:p>
        </draw:connector>
        <draw:connector draw:style-name="gr28" draw:text-style-name="P14" draw:layer="layout" draw:type="curve" svg:x1="54.398cm" svg:y1="51.798cm" svg:x2="46.246cm" svg:y2="68.972cm" draw:start-shape="id44" draw:start-glue-point="4" draw:end-shape="id8" draw:end-glue-point="4" svg:d="M54398 51798c0 13033-8152 4447-8152 17174" svg:viewBox="0 0 8153 17175">
          <text:p/>
        </draw:connector>
        <draw:g xml:id="id45" draw:id="id45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8" draw:text-style-name="P8" draw:layer="layout" svg:width="5.549cm" svg:height="4.74cm" svg:x="40.417cm" svg:y="34.002cm">
            <draw:text-box>
              <text:p text:style-name="P2"><text:span text:style-name="T1"/></text:p>
              <text:p text:style-name="P2"><text:span text:style-name="T1">LaserX</text:span></text:p>
              <text:p text:style-name="P2"><text:span text:style-name="T1">Accel</text:span></text:p>
            </draw:text-box>
          </draw:frame>
          <draw:polygon draw:style-name="gr3" draw:text-style-name="P4" draw:layer="layout" svg:width="9.721cm" svg:height="7.479cm" svg:x="38.089cm" svg:y="31.3cm" svg:viewBox="0 0 9722 7480" draw:points="0,7480 9722,7480 4858,0">
            <text:p/>
          </draw:polygon>
          <draw:custom-shape draw:style-name="gr4" draw:text-style-name="P5" draw:layer="layout" svg:width="0.486cm" svg:height="0.5cm" svg:x="37.7cm" svg:y="38.6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7.714cm" svg:y="38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2.707cm" svg:y="30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42.7cm" svg:y="35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8" draw:text-style-name="P14" draw:layer="layout" draw:type="curve" draw:line-skew="-3.103cm" svg:x1="42.901cm" svg:y1="35.499cm" svg:x2="47.999cm" svg:y2="38.899cm" draw:start-shape="id45" draw:start-glue-point="7" draw:end-shape="id45" draw:end-glue-point="5" svg:d="M42901 35499c0 1500 5098-200 5098 3400" svg:viewBox="0 0 5099 3401">
          <text:p/>
        </draw:connector>
        <draw:g xml:id="id60" draw:id="id60">
          <draw:g>
            <draw:custom-shape draw:style-name="gr7" draw:text-style-name="P10" draw:layer="layout" svg:width="0.8cm" svg:height="0.3cm" svg:x="8.1cm" svg:y="46.431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8.9cm" svg:y="46.429cm">
              <text:p text:style-name="P9"><text:span text:style-name="T3">Atom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8.1cm" svg:y="46.731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8.9cm" svg:y="46.729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8.1cm" svg:y="47.031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0" draw:text-style-name="P10" draw:layer="layout" svg:width="1.1cm" svg:height="0.3cm" svg:x="10.3cm" svg:y="47.33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0" draw:layer="layout" svg:width="1.1cm" svg:height="0.3cm" svg:x="8.1cm" svg:y="47.331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0" draw:layer="layout" svg:width="1.1cm" svg:height="0.3cm" svg:x="9.2cm" svg:y="47.331cm">
                <text:p text:style-name="P9"><text:span text:style-name="T3">Atom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3" draw:text-style-name="P7" draw:layer="layout" draw:type="line" svg:x1="11.4cm" svg:y1="47.03cm" svg:x2="12.574cm" svg:y2="47.305cm" draw:start-shape="id60" draw:start-glue-point="1" draw:end-shape="id22" draw:end-glue-point="5" svg:d="M11400 47030l1174 275" svg:viewBox="0 0 1175 276">
          <text:p/>
        </draw:connector>
        <draw:g xml:id="id28" draw:id="id28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8" draw:text-style-name="P8" draw:layer="ConfigLayout" svg:width="5.549cm" svg:height="4.74cm" svg:x="30.517cm" svg:y="21.204cm">
            <draw:text-box>
              <text:p text:style-name="P2"><text:span text:style-name="T1"/></text:p>
              <text:p text:style-name="P2"><text:span text:style-name="T1">Atom</text:span></text:p>
              <text:p text:style-name="P2"><text:span text:style-name="T1">Offset</text:span></text:p>
            </draw:text-box>
          </draw:frame>
          <draw:polygon draw:style-name="gr3" draw:text-style-name="P4" draw:layer="ConfigLayout" svg:width="9.721cm" svg:height="7.479cm" svg:x="28.189cm" svg:y="18.502cm" svg:viewBox="0 0 9722 7480" draw:points="0,7480 9722,7480 4858,0">
            <text:p/>
          </draw:polygon>
          <draw:custom-shape draw:style-name="gr4" draw:text-style-name="P5" draw:layer="ConfigLayout" svg:width="0.486cm" svg:height="0.5cm" svg:x="27.8cm" svg:y="25.802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ConfigLayout" svg:width="0.486cm" svg:height="0.5cm" svg:x="37.814cm" svg:y="25.8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ConfigLayout" svg:width="0.486cm" svg:height="0.5cm" svg:x="32.807cm" svg:y="18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ConfigLayout" svg:width="0.5cm" svg:height="0.5cm" svg:x="32.8cm" svg:y="22.5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8" draw:text-style-name="P14" draw:layer="ConfigLayout" draw:type="curve" draw:line-skew="-3.303cm" svg:x1="33.001cm" svg:y1="22.701cm" svg:x2="38.099cm" svg:y2="26.101cm" draw:start-shape="id28" draw:start-glue-point="7" draw:end-shape="id28" draw:end-glue-point="5" svg:d="M33001 22701c0 1200 5098-500 5098 3400" svg:viewBox="0 0 5099 3401">
          <text:p/>
        </draw:connector>
        <draw:g xml:id="id61" draw:id="id61">
          <draw:g>
            <draw:custom-shape draw:style-name="gr16" draw:text-style-name="P10" draw:layer="ConfigLayout" svg:width="0.8cm" svg:height="0.3cm" svg:x="13.2cm" svg:y="2.3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4cm" svg:y="2.3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3.2cm" svg:y="2.6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5.4cm" svg:y="2.9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3.2cm" svg:y="2.90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3cm" svg:y="2.902cm">
                <text:p text:style-name="P9"><text:span text:style-name="T3">0.25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3" draw:text-style-name="P7" draw:layer="ConfigLayout" draw:type="line" svg:x1="16.5cm" svg:y1="2.751cm" svg:x2="18.894cm" svg:y2="3.972cm" draw:start-shape="id61" draw:start-glue-point="1" draw:end-shape="id42" draw:end-glue-point="5" svg:d="M16500 2751l2394 1221" svg:viewBox="0 0 2395 1222">
          <text:p/>
        </draw:connector>
        <draw:connector draw:style-name="gr15" draw:text-style-name="P10" draw:layer="layout" draw:type="curve" draw:line-skew="12.445cm" svg:x1="23.447cm" svg:y1="69.373cm" svg:x2="49.398cm" svg:y2="44cm" draw:start-shape="id5" draw:start-glue-point="4" draw:end-shape="id44" draw:end-glue-point="5" svg:d="M23447 69373c0-20593 25951-7907 25951-25373" svg:viewBox="0 0 25952 25374">
          <text:p text:style-name="P9"><text:span text:style-name="T3">Reset</text:span></text:p>
        </draw:connector>
        <draw:connector draw:style-name="gr15" draw:text-style-name="P10" draw:layer="ConfigLayout" draw:type="curve" svg:x1="23.697cm" svg:y1="69.623cm" svg:x2="37.901cm" svg:y2="38.899cm" draw:start-shape="id5" draw:start-glue-point="10" draw:end-shape="id45" draw:end-glue-point="4" svg:d="M23697 69623c10503 0 3401-30724 14204-30724" svg:viewBox="0 0 14205 30725">
          <text:p text:style-name="P9"><text:span text:style-name="T3">Reset</text:span></text:p>
        </draw:connector>
        <draw:connector draw:style-name="gr15" draw:text-style-name="P10" draw:layer="ConfigLayout" draw:type="curve" svg:x1="23.697cm" svg:y1="69.623cm" svg:x2="26.15cm" svg:y2="43.8cm" draw:start-shape="id5" draw:start-glue-point="10" draw:end-shape="id43" draw:end-glue-point="8" svg:d="M23697 69623c1636 0 2453-8607 2453-25823" svg:viewBox="0 0 2454 25824">
          <text:p text:style-name="P9"><text:span text:style-name="T3">Reset</text:span></text:p>
        </draw:connector>
        <draw:custom-shape draw:style-name="gr5" draw:text-style-name="P6" xml:id="id63" draw:id="id63" draw:layer="ConfigLayout" svg:width="0.5cm" svg:height="0.5cm" svg:x="5.8cm" svg:y="7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ConfigLayout" draw:type="line" svg:x1="7.55cm" svg:y1="72.498cm" svg:x2="6.227cm" svg:y2="71.327cm" draw:start-shape="id62" draw:start-glue-point="0" draw:end-shape="id63" draw:end-glue-point="9" svg:d="M7550 72498l-1323-1171" svg:viewBox="0 0 1324 1172">
          <text:p/>
        </draw:connector>
        <draw:g xml:id="id62" draw:id="id62">
          <draw:g>
            <draw:custom-shape draw:style-name="gr16" draw:text-style-name="P10" draw:layer="ConfigLayout" svg:width="0.8cm" svg:height="0.3cm" svg:x="5.9cm" svg:y="72.5cm">
              <text:p text:style-name="P9"><text:span text:style-name="T3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6.7cm" svg:y="72.498cm">
              <text:p text:style-name="P9"><text:span text:style-name="T3">Zero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.9cm" svg:y="72.8cm">
              <text:p text:style-name="P9"><text:span text:style-name="T3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6.7cm" svg:y="72.798cm">
              <text:p text:style-name="P9"><text:span text:style-name="T3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.9cm" svg:y="73.1cm">
              <text:p text:style-name="P9"><text:span text:style-name="T3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8.1cm" svg:y="73.4cm">
                <text:p text:style-name="P9"><text:span text:style-name="T3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.9cm" svg:y="73.4cm">
                <text:p text:style-name="P9"><text:span text:style-name="T3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cm" svg:y="73.4cm">
                <text:p text:style-name="P9"><text:span text:style-name="T3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13" draw:text-style-name="P7" draw:layer="ConfigLayout" draw:type="line" svg:x1="5.873cm" svg:y1="70.973cm" svg:x2="4.498cm" svg:y2="69.772cm" draw:start-shape="id63" draw:start-glue-point="5" draw:end-shape="id64" draw:end-glue-point="3" svg:d="M5873 70973l-1375-1201" svg:viewBox="0 0 1376 1202">
          <text:p/>
        </draw:connector>
        <draw:custom-shape draw:style-name="gr5" draw:text-style-name="P6" xml:id="id43" draw:id="id43" draw:layer="layout" svg:width="0.5cm" svg:height="0.5cm" svg:x="25.9cm" svg:y="4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7" draw:layer="layout" draw:type="line" svg:x1="26.4cm" svg:y1="43.55cm" svg:x2="27.9cm" svg:y2="43.35cm" draw:start-shape="id43" draw:start-glue-point="10" draw:end-shape="id26" draw:end-glue-point="6" svg:d="M26400 43550l1500-200" svg:viewBox="0 0 1501 201">
          <text:p/>
        </draw:connector>
        <draw:g xml:id="id49" draw:id="id49">
          <draw:g>
            <draw:custom-shape draw:style-name="gr16" draw:text-style-name="P10" draw:layer="layout" svg:width="0.8cm" svg:height="0.3cm" svg:x="40.7cm" svg:y="50.1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1.5cm" svg:y="50.1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layout" svg:width="3.3cm" svg:height="0.3cm" svg:x="40.7cm" svg:y="50.1cm">
            <text:p/>
            <draw:enhanced-geometry svg:viewBox="0 0 21600 21600" draw:type="rectangle" draw:enhanced-path="M 0 0 L 21600 0 21600 21600 0 21600 0 0 Z N"/>
          </draw:custom-shape>
        </draw:g>
        <draw:g xml:id="id65" draw:id="id65">
          <draw:g>
            <draw:custom-shape draw:style-name="gr16" draw:text-style-name="P10" draw:layer="ConfigLayout" svg:width="0.8cm" svg:height="0.3cm" svg:x="24.387cm" svg:y="39.8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5.187cm" svg:y="39.8cm">
              <text:p text:style-name="P9"><text:span text:style-name="T3">LaserXVelocity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24.387cm" svg:y="40.1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5.187cm" svg:y="40.1cm">
              <text:p text:style-name="P9"><text:span text:style-name="T3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24.387cm" svg:y="40.4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26.587cm" svg:y="40.7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4.387cm" svg:y="40.702cm">
                <text:p text:style-name="P9"><text:span text:style-name="T3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5.487cm" svg:y="40.702cm">
                <text:p text:style-name="P9"><text:span text:style-name="T3">0.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3" draw:text-style-name="P7" draw:layer="ConfigLayout" draw:type="line" svg:x1="26.037cm" svg:y1="41.002cm" svg:x2="26.15cm" svg:y2="43.3cm" draw:start-shape="id65" draw:end-shape="id43" draw:end-glue-point="4" svg:d="M26037 41002l113 2298" svg:viewBox="0 0 114 2299">
          <text:p/>
        </draw:connector>
        <draw:g xml:id="id1" draw:id="id1">
          <draw:g>
            <draw:custom-shape draw:style-name="gr16" draw:text-style-name="P10" draw:layer="layout" svg:width="0.8cm" svg:height="0.3cm" svg:x="15cm" svg:y="67.3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5.8cm" svg:y="67.3cm">
              <text:p text:style-name="P9"><text:span text:style-name="T3">SimTim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5cm" svg:y="67.6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5.8cm" svg:y="67.6cm">
              <text:p text:style-name="P9"><text:span text:style-name="T3">QMSens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5cm" svg:y="67.9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17.2cm" svg:y="68.5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5cm" svg:y="68.502cm">
                <text:p text:style-name="P9"><text:span text:style-name="T3">TimeLimi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6.1cm" svg:y="68.502cm">
                <text:p text:style-name="P9"><text:span text:style-name="T3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17.2cm" svg:y="68.2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39" draw:text-style-name="P10" draw:layer="layout" svg:width="1.8cm" svg:height="0.3cm" svg:x="15cm" svg:y="68.202cm">
                <text:p text:style-name="P9"><text:span text:style-name="T3">TargetPercentage</text:span></text:p>
                <draw:enhanced-geometry svg:viewBox="0 0 21600 21600" draw:type="rectangle" draw:enhanced-path="M 0 0 L 21600 0 21600 21600 0 21600 0 0 Z N"/>
              </draw:custom-shape>
              <draw:custom-shape draw:style-name="gr40" draw:text-style-name="P10" draw:layer="layout" svg:width="0.4cm" svg:height="0.3cm" svg:x="16.8cm" svg:y="68.202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17.2cm" svg:y="68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5cm" svg:y="68.802cm">
                <text:p text:style-name="P9"><text:span text:style-name="T3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6.1cm" svg:y="68.802cm">
                <text:p text:style-name="P9"><text:span text:style-name="T3">64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17.2cm" svg:y="69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5cm" svg:y="69.102cm">
                <text:p text:style-name="P9"><text:span text:style-name="T3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6.1cm" svg:y="69.102cm">
                <text:p text:style-name="P9"><text:span text:style-name="T3">48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66" draw:id="id66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45.017cm" svg:y="6.302cm">
            <draw:text-box>
              <text:p text:style-name="P2"><text:span text:style-name="T1">ToTarget</text:span></text:p>
              <text:p text:style-name="P2"><text:span text:style-name="T1">Position</text:span></text:p>
            </draw:text-box>
          </draw:frame>
          <draw:polygon draw:style-name="gr3" draw:text-style-name="P4" draw:layer="layout" svg:width="9.721cm" svg:height="7.479cm" svg:x="42.689cm" svg:y="3.6cm" svg:viewBox="0 0 9722 7480" draw:points="0,7480 9722,7480 4858,0">
            <text:p/>
          </draw:polygon>
          <draw:custom-shape draw:style-name="gr4" draw:text-style-name="P5" draw:layer="layout" svg:width="0.486cm" svg:height="0.5cm" svg:x="42.3cm" svg:y="10.9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2.314cm" svg:y="10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7.307cm" svg:y="3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8" draw:text-style-name="P14" draw:layer="layout" draw:type="curve" draw:line-skew="-13.149cm" svg:x1="11.774cm" svg:y1="49.305cm" svg:x2="42.501cm" svg:y2="11.199cm" draw:start-shape="id25" draw:start-glue-point="5" draw:end-shape="id66" draw:end-glue-point="6" svg:d="M11774 49305c0-48205 30727-29153 30727-38106" svg:viewBox="0 0 30728 38107">
          <text:p/>
        </draw:connector>
        <draw:custom-shape draw:style-name="gr5" draw:text-style-name="P6" xml:id="id57" draw:id="id57" draw:layer="layout" svg:width="0.5cm" svg:height="0.5cm" svg:x="32.8cm" svg:y="1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4" draw:layer="layout" draw:type="curve" svg:x1="51.5cm" svg:y1="12.75cm" svg:x2="33.3cm" svg:y2="15.95cm" draw:start-shape="id67" draw:start-glue-point="6" draw:end-shape="id57" draw:end-glue-point="10" svg:d="M51500 12750c-13648 0-4549 3200-18200 3200" svg:viewBox="0 0 18201 3201">
          <text:p/>
        </draw:connector>
        <draw:connector draw:style-name="gr6" draw:text-style-name="P7" draw:layer="layout" draw:type="line" svg:x1="33.05cm" svg:y1="16.2cm" svg:x2="33.05cm" svg:y2="18.002cm" draw:start-shape="id57" draw:start-glue-point="8" draw:end-shape="id28" draw:end-glue-point="0" svg:d="M33050 16200v1802" svg:viewBox="0 0 1 1803">
          <text:p/>
        </draw:connector>
        <draw:connector draw:style-name="gr13" draw:text-style-name="P7" draw:layer="ConfigLayout" draw:type="line" svg:x1="40.55cm" svg:y1="10.202cm" svg:x2="42.501cm" svg:y2="11.199cm" draw:start-shape="id68" draw:start-glue-point="2" draw:end-shape="id66" draw:end-glue-point="6" svg:d="M40550 10202l1951 997" svg:viewBox="0 0 1952 998">
          <text:p/>
        </draw:connector>
        <draw:g xml:id="id68" draw:id="id68">
          <draw:g>
            <draw:custom-shape draw:style-name="gr16" draw:text-style-name="P10" draw:layer="ConfigLayout" svg:width="0.8cm" svg:height="0.3cm" svg:x="38.9cm" svg:y="9.9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9.7cm" svg:y="9.9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38.9cm" svg:y="9.9cm">
            <text:p/>
            <draw:enhanced-geometry svg:viewBox="0 0 21600 21600" draw:type="rectangle" draw:enhanced-path="M 0 0 L 21600 0 21600 21600 0 21600 0 0 Z N"/>
          </draw:custom-shape>
        </draw:g>
        <draw:connector draw:style-name="gr13" draw:text-style-name="P7" draw:layer="ConfigLayout" draw:type="line" svg:x1="44.9cm" svg:y1="2.351cm" svg:x2="47.598cm" svg:y2="3.4cm" draw:start-shape="id69" draw:start-glue-point="1" draw:end-shape="id66" draw:end-glue-point="5" svg:d="M44900 2351l2698 1049" svg:viewBox="0 0 2699 1050">
          <text:p/>
        </draw:connector>
        <draw:g xml:id="id69" draw:id="id69">
          <draw:g>
            <draw:custom-shape draw:style-name="gr16" draw:text-style-name="P10" draw:layer="ConfigLayout" svg:width="0.8cm" svg:height="0.3cm" svg:x="41.6cm" svg:y="1.9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2.4cm" svg:y="1.9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1.6cm" svg:y="2.2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43.8cm" svg:y="2.5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1.6cm" svg:y="2.50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2.7cm" svg:y="2.502cm">
                <text:p text:style-name="P9"><text:span text:style-name="T3">0.15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3" draw:text-style-name="P7" draw:layer="ConfigLayout" draw:type="line" svg:x1="54.407cm" svg:y1="9.801cm" svg:x2="52.598cm" svg:y2="11.198cm" draw:start-shape="id70" draw:start-glue-point="3" draw:end-shape="id66" draw:end-glue-point="4" svg:d="M54407 9801l-1809 1397" svg:viewBox="0 0 1810 1398">
          <text:p/>
        </draw:connector>
        <draw:g xml:id="id70" draw:id="id70">
          <draw:g>
            <draw:custom-shape draw:style-name="gr16" draw:text-style-name="P10" draw:layer="ConfigLayout" svg:width="0.8cm" svg:height="0.3cm" svg:x="54.407cm" svg:y="9.2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5.207cm" svg:y="9.2cm">
              <text:p text:style-name="P9"><text:span text:style-name="T3">Limi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4.407cm" svg:y="9.5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6.607cm" svg:y="10.102cm">
                <text:p text:style-name="P9"><text:span text:style-name="T3">Boolean</text:span></text:p>
                <draw:enhanced-geometry svg:viewBox="0 0 21600 21600" draw:type="rectangle" draw:enhanced-path="M 0 0 L 21600 0 21600 21600 0 21600 0 0 Z N"/>
              </draw:custom-shape>
              <draw:custom-shape draw:style-name="gr41" draw:text-style-name="P10" draw:layer="ConfigLayout" svg:width="1.4cm" svg:height="0.3cm" svg:x="54.407cm" svg:y="10.102cm">
                <text:p text:style-name="P9"><text:span text:style-name="T3">EnableInfinity</text:span></text:p>
                <draw:enhanced-geometry svg:viewBox="0 0 21600 21600" draw:type="rectangle" draw:enhanced-path="M 0 0 L 21600 0 21600 21600 0 21600 0 0 Z N"/>
              </draw:custom-shape>
              <draw:custom-shape draw:style-name="gr16" draw:text-style-name="P10" draw:layer="ConfigLayout" svg:width="0.8cm" svg:height="0.3cm" svg:x="55.807cm" svg:y="10.102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56.607cm" svg:y="9.8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41" draw:text-style-name="P10" draw:layer="ConfigLayout" svg:width="1.4cm" svg:height="0.3cm" svg:x="54.407cm" svg:y="9.802cm">
                <text:p text:style-name="P9"><text:span text:style-name="T3">Min</text:span></text:p>
                <draw:enhanced-geometry svg:viewBox="0 0 21600 21600" draw:type="rectangle" draw:enhanced-path="M 0 0 L 21600 0 21600 21600 0 21600 0 0 Z N"/>
              </draw:custom-shape>
              <draw:custom-shape draw:style-name="gr16" draw:text-style-name="P10" draw:layer="ConfigLayout" svg:width="0.8cm" svg:height="0.3cm" svg:x="55.807cm" svg:y="9.802cm">
                <text:p text:style-name="P9"><text:span text:style-name="T3">-0.095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3" draw:text-style-name="P7" draw:layer="ConfigLayout" draw:type="line" svg:x1="31cm" svg:y1="17.149cm" svg:x2="32.873cm" svg:y2="16.127cm" draw:start-shape="id71" draw:start-glue-point="1" draw:end-shape="id57" draw:end-glue-point="7" svg:d="M31000 17149l1873-1022" svg:viewBox="0 0 1874 1023">
          <text:p/>
        </draw:connector>
        <draw:g xml:id="id72" draw:id="id72">
          <draw:g>
            <draw:custom-shape draw:style-name="gr16" draw:text-style-name="P10" draw:layer="ConfigLayout" svg:width="0.8cm" svg:height="0.3cm" svg:x="54.2cm" svg:y="12.7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5cm" svg:y="12.7cm">
              <text:p text:style-name="P9"><text:span text:style-name="T3">ToTarg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4.2cm" svg:y="13.0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5cm" svg:y="13cm">
              <text:p text:style-name="P9"><text:span text:style-name="T3">ChangeSign</text:span></text:p>
              <draw:enhanced-geometry svg:viewBox="0 0 21600 21600" draw:type="rectangle" draw:enhanced-path="M 0 0 L 21600 0 21600 21600 0 21600 0 0 Z N"/>
            </draw:custom-shape>
          </draw:g>
        </draw:g>
        <draw:custom-shape draw:style-name="gr5" draw:text-style-name="P6" xml:id="id67" draw:id="id67" draw:layer="ConfigLayout" svg:width="0.5cm" svg:height="0.5cm" svg:x="51.5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ConfigLayout" draw:type="line" svg:x1="52.598cm" svg:y1="11.198cm" svg:x2="51.927cm" svg:y2="12.573cm" draw:start-shape="id66" draw:start-glue-point="4" draw:end-shape="id67" draw:end-glue-point="11" svg:d="M52598 11198l-671 1375" svg:viewBox="0 0 672 1376">
          <text:p/>
        </draw:connector>
        <draw:connector draw:style-name="gr13" draw:text-style-name="P7" draw:layer="ConfigLayout" draw:type="line" svg:x1="54.2cm" svg:y1="13.001cm" svg:x2="51.927cm" svg:y2="12.927cm" draw:start-shape="id72" draw:start-glue-point="3" draw:end-shape="id67" draw:end-glue-point="9" svg:d="M54200 13001l-2273-74" svg:viewBox="0 0 2274 75">
          <text:p/>
        </draw:connector>
        <draw:g xml:id="id71" draw:id="id71">
          <draw:g>
            <draw:custom-shape draw:style-name="gr16" draw:text-style-name="P10" draw:layer="ConfigLayout" svg:width="0.8cm" svg:height="0.3cm" svg:x="27.7cm" svg:y="16.4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8.5cm" svg:y="16.398cm">
              <text:p text:style-name="P9"><text:span text:style-name="T3">Offset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27.7cm" svg:y="16.7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8.5cm" svg:y="16.698cm">
              <text:p text:style-name="P9"><text:span text:style-name="T3">Weighted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27.7cm" svg:y="17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29.9cm" svg:y="17.6cm">
                <text:p text:style-name="P9"><text:span text:style-name="T3">Boolea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7.7cm" svg:y="17.6cm">
                <text:p text:style-name="P9"><text:span text:style-name="T3">Infini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8.8cm" svg:y="17.6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29.9cm" svg:y="17.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7.7cm" svg:y="17.3cm">
                <text:p text:style-name="P9"><text:span text:style-name="T3">Weight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8.8cm" svg:y="17.3cm">
                <text:p text:style-name="P9"><text:span text:style-name="T3">1,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52" draw:id="id52">
          <draw:g>
            <draw:custom-shape draw:style-name="gr16" draw:text-style-name="P10" draw:layer="layout" svg:width="0.8cm" svg:height="0.3cm" svg:x="25.4cm" svg:y="10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6.2cm" svg:y="9.998cm">
              <text:p text:style-name="P9"><text:span text:style-name="T3">Limi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5.4cm" svg:y="10.3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27.6cm" svg:y="10.9cm">
                <text:p text:style-name="P9"><text:span text:style-name="T3">Boolean</text:span></text:p>
                <draw:enhanced-geometry svg:viewBox="0 0 21600 21600" draw:type="rectangle" draw:enhanced-path="M 0 0 L 21600 0 21600 21600 0 21600 0 0 Z N"/>
              </draw:custom-shape>
              <draw:custom-shape draw:style-name="gr41" draw:text-style-name="P10" draw:layer="layout" svg:width="1.4cm" svg:height="0.3cm" svg:x="25.4cm" svg:y="10.9cm">
                <text:p text:style-name="P9"><text:span text:style-name="T3">EnableInfinity</text:span></text:p>
                <draw:enhanced-geometry svg:viewBox="0 0 21600 21600" draw:type="rectangle" draw:enhanced-path="M 0 0 L 21600 0 21600 21600 0 21600 0 0 Z N"/>
              </draw:custom-shape>
              <draw:custom-shape draw:style-name="gr16" draw:text-style-name="P10" draw:layer="layout" svg:width="0.8cm" svg:height="0.3cm" svg:x="26.8cm" svg:y="10.9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7.6cm" svg:y="10.6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41" draw:text-style-name="P10" draw:layer="layout" svg:width="1.4cm" svg:height="0.3cm" svg:x="25.4cm" svg:y="10.6cm">
                <text:p text:style-name="P9"><text:span text:style-name="T3">Max</text:span></text:p>
                <draw:enhanced-geometry svg:viewBox="0 0 21600 21600" draw:type="rectangle" draw:enhanced-path="M 0 0 L 21600 0 21600 21600 0 21600 0 0 Z N"/>
              </draw:custom-shape>
              <draw:custom-shape draw:style-name="gr16" draw:text-style-name="P10" draw:layer="layout" svg:width="0.8cm" svg:height="0.3cm" svg:x="26.8cm" svg:y="10.6cm">
                <text:p text:style-name="P9"><text:span text:style-name="T3">-0.005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47" draw:id="id47">
          <draw:g>
            <draw:custom-shape draw:style-name="gr16" draw:text-style-name="P10" draw:layer="layout" svg:width="0.8cm" svg:height="0.3cm" svg:x="45.4cm" svg:y="29.4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6.2cm" svg:y="29.4cm">
              <text:p text:style-name="P9"><text:span text:style-name="T3">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5.4cm" svg:y="29.7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47.6cm" svg:y="30.3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5.4cm" svg:y="30.302cm">
                <text:p text:style-name="P9"><text:span text:style-name="T3">Slow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6.5cm" svg:y="30.302cm">
                <text:p text:style-name="P9"><text:span text:style-name="T3">1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47.6cm" svg:y="30.0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5.4cm" svg:y="30.002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6.5cm" svg:y="30.002cm">
                <text:p text:style-name="P9"><text:span text:style-name="T3">2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47.6cm" svg:y="30.6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41" draw:text-style-name="P10" draw:layer="layout" svg:width="1.4cm" svg:height="0.3cm" svg:x="45.4cm" svg:y="30.602cm">
                <text:p text:style-name="P9"><text:span text:style-name="T3">IgnoreInfinity</text:span></text:p>
                <draw:enhanced-geometry svg:viewBox="0 0 21600 21600" draw:type="rectangle" draw:enhanced-path="M 0 0 L 21600 0 21600 21600 0 21600 0 0 Z N"/>
              </draw:custom-shape>
              <draw:custom-shape draw:style-name="gr16" draw:text-style-name="P10" draw:layer="layout" svg:width="0.8cm" svg:height="0.3cm" svg:x="46.8cm" svg:y="30.602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47.6cm" svg:y="30.902cm">
                <text:p text:style-name="P9"><text:span text:style-name="T3">Boolean</text:span></text:p>
                <draw:enhanced-geometry svg:viewBox="0 0 21600 21600" draw:type="rectangle" draw:enhanced-path="M 0 0 L 21600 0 21600 21600 0 21600 0 0 Z N"/>
              </draw:custom-shape>
              <draw:custom-shape draw:style-name="gr41" draw:text-style-name="P10" draw:layer="layout" svg:width="1.4cm" svg:height="0.3cm" svg:x="45.4cm" svg:y="30.902cm">
                <text:p text:style-name="P9"><text:span text:style-name="T3">EnableInfinity</text:span></text:p>
                <draw:enhanced-geometry svg:viewBox="0 0 21600 21600" draw:type="rectangle" draw:enhanced-path="M 0 0 L 21600 0 21600 21600 0 21600 0 0 Z N"/>
              </draw:custom-shape>
              <draw:custom-shape draw:style-name="gr16" draw:text-style-name="P10" draw:layer="layout" svg:width="0.8cm" svg:height="0.3cm" svg:x="46.8cm" svg:y="30.9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42" draw:text-style-name="P10" draw:layer="layout" svg:width="3.3cm" svg:height="1.798cm" svg:x="45.4cm" svg:y="29.402cm">
            <text:p/>
            <draw:enhanced-geometry svg:viewBox="0 0 21600 21600" draw:type="rectangle" draw:enhanced-path="M 0 0 L 21600 0 21600 21600 0 21600 0 0 Z N"/>
          </draw:custom-shape>
        </draw:g>
        <draw:g xml:id="id59" draw:id="id59">
          <draw:g>
            <draw:custom-shape draw:style-name="gr16" draw:text-style-name="P10" draw:layer="layout" svg:width="0.8cm" svg:height="0.3cm" svg:x="40cm" svg:y="24.6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0.8cm" svg:y="24.598cm">
              <text:p text:style-name="P9"><text:span text:style-name="T3">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0cm" svg:y="24.9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42.2cm" svg:y="25.5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0cm" svg:y="25.5cm">
                <text:p text:style-name="P9"><text:span text:style-name="T3">Slow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1cm" svg:y="25.5cm">
                <text:p text:style-name="P9"><text:span text:style-name="T3">1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42.2cm" svg:y="25.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0cm" svg:y="25.2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1cm" svg:y="25.2cm">
                <text:p text:style-name="P9"><text:span text:style-name="T3">1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42.2cm" svg:y="25.8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41" draw:text-style-name="P10" draw:layer="layout" svg:width="1.4cm" svg:height="0.3cm" svg:x="40cm" svg:y="25.8cm">
                <text:p text:style-name="P9"><text:span text:style-name="T3">IgnoreInfinity</text:span></text:p>
                <draw:enhanced-geometry svg:viewBox="0 0 21600 21600" draw:type="rectangle" draw:enhanced-path="M 0 0 L 21600 0 21600 21600 0 21600 0 0 Z N"/>
              </draw:custom-shape>
              <draw:custom-shape draw:style-name="gr16" draw:text-style-name="P10" draw:layer="layout" svg:width="0.8cm" svg:height="0.3cm" svg:x="41.4cm" svg:y="25.8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42.2cm" svg:y="26.1cm">
                <text:p text:style-name="P9"><text:span text:style-name="T3">Boolean</text:span></text:p>
                <draw:enhanced-geometry svg:viewBox="0 0 21600 21600" draw:type="rectangle" draw:enhanced-path="M 0 0 L 21600 0 21600 21600 0 21600 0 0 Z N"/>
              </draw:custom-shape>
              <draw:custom-shape draw:style-name="gr41" draw:text-style-name="P10" draw:layer="layout" svg:width="1.4cm" svg:height="0.3cm" svg:x="40cm" svg:y="26.1cm">
                <text:p text:style-name="P9"><text:span text:style-name="T3">EnableInfinity</text:span></text:p>
                <draw:enhanced-geometry svg:viewBox="0 0 21600 21600" draw:type="rectangle" draw:enhanced-path="M 0 0 L 21600 0 21600 21600 0 21600 0 0 Z N"/>
              </draw:custom-shape>
              <draw:custom-shape draw:style-name="gr16" draw:text-style-name="P10" draw:layer="layout" svg:width="0.8cm" svg:height="0.3cm" svg:x="41.4cm" svg:y="26.1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42" draw:text-style-name="P10" draw:layer="layout" svg:width="3.3cm" svg:height="1.798cm" svg:x="40cm" svg:y="24.6cm">
            <text:p/>
            <draw:enhanced-geometry svg:viewBox="0 0 21600 21600" draw:type="rectangle" draw:enhanced-path="M 0 0 L 21600 0 21600 21600 0 21600 0 0 Z N"/>
          </draw:custom-shape>
        </draw:g>
        <draw:g xml:id="id48" draw:id="id48">
          <draw:g>
            <draw:custom-shape draw:style-name="gr16" draw:text-style-name="P10" draw:layer="layout" svg:width="0.8cm" svg:height="0.3cm" svg:x="50.3cm" svg:y="36.8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1.1cm" svg:y="36.8cm">
              <text:p text:style-name="P9"><text:span text:style-name="T3">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0.3cm" svg:y="37.1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52.5cm" svg:y="37.7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0.3cm" svg:y="37.702cm">
                <text:p text:style-name="P9"><text:span text:style-name="T3">Slow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1.4cm" svg:y="37.702cm">
                <text:p text:style-name="P9"><text:span text:style-name="T3">1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52.5cm" svg:y="37.4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0.3cm" svg:y="37.402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1.4cm" svg:y="37.402cm">
                <text:p text:style-name="P9"><text:span text:style-name="T3">5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52.5cm" svg:y="38.0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41" draw:text-style-name="P10" draw:layer="layout" svg:width="1.4cm" svg:height="0.3cm" svg:x="50.3cm" svg:y="38.002cm">
                <text:p text:style-name="P9"><text:span text:style-name="T3">IgnoreInfinity</text:span></text:p>
                <draw:enhanced-geometry svg:viewBox="0 0 21600 21600" draw:type="rectangle" draw:enhanced-path="M 0 0 L 21600 0 21600 21600 0 21600 0 0 Z N"/>
              </draw:custom-shape>
              <draw:custom-shape draw:style-name="gr16" draw:text-style-name="P10" draw:layer="layout" svg:width="0.8cm" svg:height="0.3cm" svg:x="51.7cm" svg:y="38.002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52.5cm" svg:y="38.302cm">
                <text:p text:style-name="P9"><text:span text:style-name="T3">Boolean</text:span></text:p>
                <draw:enhanced-geometry svg:viewBox="0 0 21600 21600" draw:type="rectangle" draw:enhanced-path="M 0 0 L 21600 0 21600 21600 0 21600 0 0 Z N"/>
              </draw:custom-shape>
              <draw:custom-shape draw:style-name="gr41" draw:text-style-name="P10" draw:layer="layout" svg:width="1.4cm" svg:height="0.3cm" svg:x="50.3cm" svg:y="38.302cm">
                <text:p text:style-name="P9"><text:span text:style-name="T3">EnableInfinity</text:span></text:p>
                <draw:enhanced-geometry svg:viewBox="0 0 21600 21600" draw:type="rectangle" draw:enhanced-path="M 0 0 L 21600 0 21600 21600 0 21600 0 0 Z N"/>
              </draw:custom-shape>
              <draw:custom-shape draw:style-name="gr16" draw:text-style-name="P10" draw:layer="layout" svg:width="0.8cm" svg:height="0.3cm" svg:x="51.7cm" svg:y="38.3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42" draw:text-style-name="P10" draw:layer="layout" svg:width="3.3cm" svg:height="1.798cm" svg:x="50.3cm" svg:y="36.802cm">
            <text:p/>
            <draw:enhanced-geometry svg:viewBox="0 0 21600 21600" draw:type="rectangle" draw:enhanced-path="M 0 0 L 21600 0 21600 21600 0 21600 0 0 Z N"/>
          </draw:custom-shape>
        </draw:g>
        <draw:g xml:id="id50" draw:id="id50">
          <draw:g>
            <draw:custom-shape draw:style-name="gr16" draw:text-style-name="P10" draw:layer="layout" svg:width="0.8cm" svg:height="0.3cm" svg:x="52.3cm" svg:y="41.8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3.1cm" svg:y="41.798cm">
              <text:p text:style-name="P9"><text:span text:style-name="T3">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2.3cm" svg:y="42.1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54.5cm" svg:y="42.7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2.3cm" svg:y="42.7cm">
                <text:p text:style-name="P9"><text:span text:style-name="T3">Slow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3.4cm" svg:y="42.7cm">
                <text:p text:style-name="P9"><text:span text:style-name="T3">1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54.5cm" svg:y="42.4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2.3cm" svg:y="42.4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3.4cm" svg:y="42.4cm">
                <text:p text:style-name="P9"><text:span text:style-name="T3">2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54.5cm" svg:y="43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2.3cm" svg:y="43cm">
                <text:p text:style-name="P9"><text:span text:style-name="T3">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3.4cm" svg:y="43cm">
                <text:p text:style-name="P9"><text:span text:style-name="T3">0.00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54.5cm" svg:y="43.3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41" draw:text-style-name="P10" draw:layer="layout" svg:width="1.4cm" svg:height="0.3cm" svg:x="52.3cm" svg:y="43.3cm">
                <text:p text:style-name="P9"><text:span text:style-name="T3">IgnoreInfinity</text:span></text:p>
                <draw:enhanced-geometry svg:viewBox="0 0 21600 21600" draw:type="rectangle" draw:enhanced-path="M 0 0 L 21600 0 21600 21600 0 21600 0 0 Z N"/>
              </draw:custom-shape>
              <draw:custom-shape draw:style-name="gr16" draw:text-style-name="P10" draw:layer="layout" svg:width="0.8cm" svg:height="0.3cm" svg:x="53.7cm" svg:y="43.3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54.5cm" svg:y="43.6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41" draw:text-style-name="P10" draw:layer="layout" svg:width="1.4cm" svg:height="0.3cm" svg:x="52.3cm" svg:y="43.6cm">
                <text:p text:style-name="P9"><text:span text:style-name="T3">EnableInfinity</text:span></text:p>
                <draw:enhanced-geometry svg:viewBox="0 0 21600 21600" draw:type="rectangle" draw:enhanced-path="M 0 0 L 21600 0 21600 21600 0 21600 0 0 Z N"/>
              </draw:custom-shape>
              <draw:custom-shape draw:style-name="gr16" draw:text-style-name="P10" draw:layer="layout" svg:width="0.8cm" svg:height="0.3cm" svg:x="53.7cm" svg:y="43.6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43" draw:text-style-name="P10" draw:layer="layout" svg:width="3.3cm" svg:height="2.098cm" svg:x="52.3cm" svg:y="41.8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nfigLayout">
        <svg:title>ConfigTitle</svg:title>
        <svg:desc>ConfigDesc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16:39:10.252000000</meta:creation-date>
    <meta:generator>LibreOffice/5.1.4.2$Windows_x86 LibreOffice_project/f99d75f39f1c57ebdd7ffc5f42867c12031db97a</meta:generator>
    <dc:date>2017-04-05T14:47:06.798000000</dc:date>
    <meta:editing-duration>P1DT19H21M31S</meta:editing-duration>
    <meta:editing-cycles>210</meta:editing-cycles>
    <meta:print-date>2017-04-05T13:54:36.600000000</meta:print-date>
    <meta:document-statistic meta:object-count="868"/>
  </office:meta>
</office:document-meta>
</file>